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6.041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line-through-mode="continuous" style:font-size-asian="10pt" style:language-asian="es" style:country-asian="ES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Camp_20_del_20_DataPilot">
      <style:table-cell-properties fo:border-bottom="0.035cm solid #000000" fo:border-left="0.071cm solid #000000" fo:border-right="0.035cm solid #000000" fo:border-top="0.071cm solid #000000"/>
    </style:style>
    <style:style style:name="ce17" style:family="table-cell" style:parent-style-name="Categoria_20_del_20_DataPilot">
      <style:table-cell-properties fo:border-bottom="none" fo:border-left="0.071cm solid #000000" fo:border-right="0.035cm solid #000000" fo:border-top="0.035cm solid #000000"/>
    </style:style>
    <style:style style:name="ce18" style:family="table-cell" style:parent-style-name="Categoria_20_del_20_DataPilot">
      <style:table-cell-properties fo:border-bottom="none" fo:border-left="0.071cm solid #000000" fo:border-right="0.035cm solid #000000" fo:border-top="none"/>
    </style:style>
    <style:style style:name="ce19" style:family="table-cell" style:parent-style-name="Títol_20_del_20_DataPilot">
      <style:table-cell-properties fo:border-bottom="0.071cm solid #000000" fo:border-left="0.071cm solid #000000" fo:border-right="0.035cm solid #000000" fo:border-top="0.035cm solid #000000"/>
    </style:style>
    <style:style style:name="ce20" style:family="table-cell" style:parent-style-name="Cantonada_20_del_20_DataPilot">
      <style:table-cell-properties fo:border-bottom="none" fo:border-left="none" fo:border-right="0.071cm solid #000000" fo:border-top="0.071cm solid #000000"/>
    </style:style>
    <style:style style:name="ce21" style:family="table-cell" style:parent-style-name="Valor_20_del_20_DataPilot">
      <style:table-cell-properties fo:border-bottom="none" fo:border-left="0.035cm solid #000000" fo:border-right="0.071cm solid #000000" fo:border-top="0.035cm solid #000000"/>
    </style:style>
    <style:style style:name="ce22" style:family="table-cell" style:parent-style-name="Valor_20_del_20_DataPilot">
      <style:table-cell-properties fo:border-bottom="none" fo:border-left="0.035cm solid #000000" fo:border-right="0.071cm solid #000000" fo:border-top="none"/>
    </style:style>
    <style:style style:name="ce23" style:family="table-cell" style:parent-style-name="Resultat_20_del_20_DataPilot">
      <style:table-cell-properties fo:border-bottom="0.071cm solid #000000" fo:border-left="0.035cm solid #000000" fo:border-right="0.071cm solid #000000" fo:border-top="0.035cm solid #000000"/>
    </style:style>
    <style:style style:name="ce24" style:family="table-cell" style:parent-style-name="Valor_20_del_20_DataPilot" style:data-style-name="N116">
      <style:table-cell-properties fo:border-bottom="none" fo:border-left="0.035cm solid #000000" fo:border-right="0.071cm solid #000000" fo:border-top="0.035cm solid #000000"/>
    </style:style>
    <style:style style:name="ce25" style:family="table-cell" style:parent-style-name="Valor_20_del_20_DataPilot" style:data-style-name="N116">
      <style:table-cell-properties fo:border-bottom="none" fo:border-left="0.035cm solid #000000" fo:border-right="0.071cm solid #000000" fo:border-top="none"/>
    </style:style>
    <style:style style:name="ce26" style:family="table-cell" style:parent-style-name="Resultat_20_del_20_DataPilot" style:data-style-name="N116">
      <style:table-cell-properties fo:border-bottom="0.071cm solid #000000" fo:border-left="0.035cm solid #000000" fo:border-right="0.071cm solid #000000" fo:border-top="0.035cm solid #000000"/>
    </style:style>
    <style:style style:name="ce27" style:family="table-cell" style:parent-style-name="Valor_20_del_20_DataPilot" style:data-style-name="N103">
      <style:table-cell-properties fo:border-bottom="none" fo:border-left="0.035cm solid #000000" fo:border-right="0.071cm solid #000000" fo:border-top="0.035cm solid #000000"/>
    </style:style>
    <style:style style:name="ce28" style:family="table-cell" style:parent-style-name="Valor_20_del_20_DataPilot" style:data-style-name="N103">
      <style:table-cell-properties fo:border-bottom="none" fo:border-left="0.035cm solid #000000" fo:border-right="0.071cm solid #000000" fo:border-top="none"/>
    </style:style>
    <style:style style:name="ce29" style:family="table-cell" style:parent-style-name="Resultat_20_del_20_DataPilot" style:data-style-name="N103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 table:steps="1" table:maximum-difference="2"/>
      </table:calculation-settings>
      <table:table table:name="Facturació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229" table:default-cell-style-name="ce2"/>
        <table:table-column table:style-name="co8" table:number-columns-repeated="785" table:default-cell-style-name="ce2"/>
        <table:table-row table:style-name="ro1">
          <table:table-cell table:style-name="ce1" office:value-type="string">
            <text:p>codi_client</text:p>
          </table:table-cell>
          <table:table-cell table:style-name="ce5" office:value-type="string">
            <text:p>factura</text:p>
          </table:table-cell>
          <table:table-cell table:style-name="ce6" office:value-type="string">
            <text:p>data_fac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6" office:value-type="string">
            <text:p>f_pag</text:p>
          </table:table-cell>
          <table:table-cell table:style-name="ce6" office:value-type="string">
            <text:p>import</text:p>
          </table:table-cell>
          <table:table-cell table:style-name="ce14" office:value-type="string">
            <text:p>documents</text:p>
          </table:table-cell>
          <table:table-cell table:style-name="ce14" table:number-columns-repeated="1011"/>
        </table:table-row>
        <table:table-row table:style-name="ro1">
          <table:table-cell table:style-name="ce2" office:value-type="string">
            <text:p><text:s text:c="7"/>694</text:p>
          </table:table-cell>
          <table:table-cell office:value-type="string">
            <text:p>F/ 1613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8" office:value-type="string">
            <text:p>00665456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7.39">
            <text:p>327,39</text:p>
          </table:table-cell>
          <table:table-cell table:style-name="ce15" table:formula="of:=IF([.K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8</text:p>
          </table:table-cell>
          <table:table-cell office:value-type="string">
            <text:p>F/ 1826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9" office:value-type="string">
            <text:p>02565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0.61">
            <text:p>270,61</text:p>
          </table:table-cell>
          <table:table-cell table:style-name="ce15" table:formula="of:=IF([.K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6</text:p>
          </table:table-cell>
          <table:table-cell office:value-type="string">
            <text:p>F/ 1567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9" office:value-type="string">
            <text:p>0260775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49.2">
            <text:p>249,20</text:p>
          </table:table-cell>
          <table:table-cell table:style-name="ce15" table:formula="of:=IF([.K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5</text:p>
          </table:table-cell>
          <table:table-cell office:value-type="string">
            <text:p>AB/ 146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9" office:value-type="string">
            <text:p>0266332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style-name="ce15" table:formula="of:=IF([.K5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5</text:p>
          </table:table-cell>
          <table:table-cell office:value-type="string">
            <text:p>F/ 1811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9" office:value-type="string">
            <text:p>0792711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91">
            <text:p>497,91</text:p>
          </table:table-cell>
          <table:table-cell table:style-name="ce15" table:formula="of:=IF([.K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85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2.85">
            <text:p>222,85</text:p>
          </table:table-cell>
          <table:table-cell table:style-name="ce15" table:formula="of:=IF([.K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5</text:p>
          </table:table-cell>
          <table:table-cell office:value-type="string">
            <text:p>F/ 147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9" office:value-type="string">
            <text:p>1230108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2.46">
            <text:p>322,46</text:p>
          </table:table-cell>
          <table:table-cell table:style-name="ce15" table:formula="of:=IF([.K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F/ 1730</text:p>
          </table:table-cell>
          <table:table-cell table:style-name="ce7" office:value-type="date" office:date-value="2009-10-03">
            <text:p>03/10/09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9" office:value-type="string">
            <text:p>1230123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style-name="ce15" table:formula="of:=IF([.K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654</text:p>
          </table:table-cell>
          <table:table-cell table:style-name="ce7"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39">
            <text:p>337,39</text:p>
          </table:table-cell>
          <table:table-cell table:style-name="ce15" table:formula="of:=IF([.K1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66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25.61">
            <text:p>425,61</text:p>
          </table:table-cell>
          <table:table-cell table:style-name="ce15" table:formula="of:=IF([.K1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85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54">
            <text:p>996,54</text:p>
          </table:table-cell>
          <table:table-cell table:style-name="ce15" table:formula="of:=IF([.K1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4</text:p>
          </table:table-cell>
          <table:table-cell office:value-type="string">
            <text:p>F/ 1556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9" office:value-type="string">
            <text:p>12301287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.26">
            <text:p>76,26</text:p>
          </table:table-cell>
          <table:table-cell table:style-name="ce15" table:formula="of:=IF([.K1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4</text:p>
          </table:table-cell>
          <table:table-cell office:value-type="string">
            <text:p>F/ 1523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9" office:value-type="string">
            <text:p>12301876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47">
            <text:p>159,47</text:p>
          </table:table-cell>
          <table:table-cell table:style-name="ce15" table:formula="of:=IF([.K1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1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0.76">
            <text:p>1300,76</text:p>
          </table:table-cell>
          <table:table-cell table:style-name="ce15" table:formula="of:=IF([.K1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64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7.9">
            <text:p>637,90</text:p>
          </table:table-cell>
          <table:table-cell table:style-name="ce15" table:formula="of:=IF([.K1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86</text:p>
          </table:table-cell>
          <table:table-cell office:value-type="string">
            <text:p>F/ 1492</text:p>
          </table:table-cell>
          <table:table-cell table:style-name="ce7"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9" office:value-type="string">
            <text:p>123039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04">
            <text:p>331,04</text:p>
          </table:table-cell>
          <table:table-cell table:style-name="ce15" table:formula="of:=IF([.K1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0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9.17">
            <text:p>499,17</text:p>
          </table:table-cell>
          <table:table-cell table:style-name="ce15" table:formula="of:=IF([.K1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8</text:p>
          </table:table-cell>
          <table:table-cell office:value-type="string">
            <text:p>AB/ 125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9" office:value-type="string">
            <text:p>1231205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style-name="ce15" table:formula="of:=IF([.K19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3</text:p>
          </table:table-cell>
          <table:table-cell office:value-type="string">
            <text:p>F/ 1472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9" office:value-type="string">
            <text:p>1232151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91.64">
            <text:p>1991,64</text:p>
          </table:table-cell>
          <table:table-cell table:style-name="ce15" table:formula="of:=IF([.K2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19</text:p>
          </table:table-cell>
          <table:table-cell table:style-name="ce7" office:value-type="date" office:date-value="2009-09-17">
            <text:p>17/09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37.08">
            <text:p>1337,08</text:p>
          </table:table-cell>
          <table:table-cell table:style-name="ce15" table:formula="of:=IF([.K2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F/ 1590</text:p>
          </table:table-cell>
          <table:table-cell table:style-name="ce7" office:value-type="date" office:date-value="2009-04-28">
            <text:p>28/04/0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9" office:value-type="string">
            <text:p>12323438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92">
            <text:p>644,92</text:p>
          </table:table-cell>
          <table:table-cell table:style-name="ce15" table:formula="of:=IF([.K2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0</text:p>
          </table:table-cell>
          <table:table-cell office:value-type="string">
            <text:p>F/ 1503</text:p>
          </table:table-cell>
          <table:table-cell table:style-name="ce7"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9" office:value-type="string">
            <text:p>1232347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style-name="ce15" table:formula="of:=IF([.K2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70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39">
            <text:p>337,39</text:p>
          </table:table-cell>
          <table:table-cell table:style-name="ce15" table:formula="of:=IF([.K2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26</text:p>
          </table:table-cell>
          <table:table-cell office:value-type="string">
            <text:p>F/ 1849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9" office:value-type="string">
            <text:p>1232371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8.42">
            <text:p>638,42</text:p>
          </table:table-cell>
          <table:table-cell table:style-name="ce15" table:formula="of:=IF([.K2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49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64.36">
            <text:p>664,36</text:p>
          </table:table-cell>
          <table:table-cell table:style-name="ce15" table:formula="of:=IF([.K2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3</text:p>
          </table:table-cell>
          <table:table-cell office:value-type="string">
            <text:p>F/ 1854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9" office:value-type="string">
            <text:p>1232621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01.68">
            <text:p>101,68</text:p>
          </table:table-cell>
          <table:table-cell table:style-name="ce15" table:formula="of:=IF([.K2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12</text:p>
          </table:table-cell>
          <table:table-cell office:value-type="string">
            <text:p>F/ 1858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9" office:value-type="string">
            <text:p>1233847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93">
            <text:p>318,93</text:p>
          </table:table-cell>
          <table:table-cell table:style-name="ce15" table:formula="of:=IF([.K2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55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0.38">
            <text:p>650,38</text:p>
          </table:table-cell>
          <table:table-cell table:style-name="ce15" table:formula="of:=IF([.K2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77</text:p>
          </table:table-cell>
          <table:table-cell table:style-name="ce7" office:value-type="date" office:date-value="2009-12-31">
            <text:p>31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6.54">
            <text:p>656,54</text:p>
          </table:table-cell>
          <table:table-cell table:style-name="ce15" table:formula="of:=IF([.K3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6</text:p>
          </table:table-cell>
          <table:table-cell office:value-type="string">
            <text:p>F/ 149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9" office:value-type="string">
            <text:p>123456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54.85">
            <text:p>1154,85</text:p>
          </table:table-cell>
          <table:table-cell table:style-name="ce15" table:formula="of:=IF([.K3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47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1">
            <text:p>168,61</text:p>
          </table:table-cell>
          <table:table-cell table:style-name="ce15" table:formula="of:=IF([.K3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2</text:p>
          </table:table-cell>
          <table:table-cell office:value-type="string">
            <text:p>F/ 1539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9" office:value-type="string">
            <text:p>1234569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5.14">
            <text:p>765,14</text:p>
          </table:table-cell>
          <table:table-cell table:style-name="ce15" table:formula="of:=IF([.K3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F/ 1673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9" office:value-type="string">
            <text:p>12348927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27">
            <text:p>993,27</text:p>
          </table:table-cell>
          <table:table-cell table:style-name="ce15" table:formula="of:=IF([.K3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F/ 1461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9" office:value-type="string">
            <text:p>1235202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5.74">
            <text:p>325,74</text:p>
          </table:table-cell>
          <table:table-cell table:style-name="ce15" table:formula="of:=IF([.K3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0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8">
            <text:p>167,78</text:p>
          </table:table-cell>
          <table:table-cell table:style-name="ce15" table:formula="of:=IF([.K3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4</text:p>
          </table:table-cell>
          <table:table-cell office:value-type="string">
            <text:p>F/ 1605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9" office:value-type="string">
            <text:p>12352514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4">
            <text:p>1309,24</text:p>
          </table:table-cell>
          <table:table-cell table:style-name="ce15" table:formula="of:=IF([.K3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45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2.08">
            <text:p>-332,08</text:p>
          </table:table-cell>
          <table:table-cell table:style-name="ce15" table:formula="of:=IF([.K38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F/ 1784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9" office:value-type="string">
            <text:p>1235253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7.15">
            <text:p>107,15</text:p>
          </table:table-cell>
          <table:table-cell table:style-name="ce15" table:formula="of:=IF([.K3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1</text:p>
          </table:table-cell>
          <table:table-cell office:value-type="string">
            <text:p>F/ 1822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9" office:value-type="string">
            <text:p>12354723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2">
            <text:p>498,42</text:p>
          </table:table-cell>
          <table:table-cell table:style-name="ce15" table:formula="of:=IF([.K4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1</text:p>
          </table:table-cell>
          <table:table-cell office:value-type="string">
            <text:p>F/ 1617</text:p>
          </table:table-cell>
          <table:table-cell table:style-name="ce7" office:value-type="date" office:date-value="2009-05-16">
            <text:p>16/05/09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9" office:value-type="string">
            <text:p>1235476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4.93">
            <text:p>324,93</text:p>
          </table:table-cell>
          <table:table-cell table:style-name="ce15" table:formula="of:=IF([.K4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1</text:p>
          </table:table-cell>
          <table:table-cell table:style-name="ce7" office:value-type="date" office:date-value="2009-06-18">
            <text:p>18/06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8.38">
            <text:p>328,38</text:p>
          </table:table-cell>
          <table:table-cell table:style-name="ce15" table:formula="of:=IF([.K4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65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3">
            <text:p>160,73</text:p>
          </table:table-cell>
          <table:table-cell table:style-name="ce15" table:formula="of:=IF([.K4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1</text:p>
          </table:table-cell>
          <table:table-cell office:value-type="string">
            <text:p>AB/ 137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9" office:value-type="string">
            <text:p>12354792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1.23">
            <text:p>-161,23</text:p>
          </table:table-cell>
          <table:table-cell table:style-name="ce15" table:formula="of:=IF([.K44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44</text:p>
          </table:table-cell>
          <table:table-cell table:style-name="ce7" office:value-type="date" office:date-value="2009-10-20">
            <text:p>20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3.58">
            <text:p>53,58</text:p>
          </table:table-cell>
          <table:table-cell table:style-name="ce15" table:formula="of:=IF([.K4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01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1.23">
            <text:p>161,23</text:p>
          </table:table-cell>
          <table:table-cell table:style-name="ce15" table:formula="of:=IF([.K4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3</text:p>
          </table:table-cell>
          <table:table-cell office:value-type="string">
            <text:p>F/ 1615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9" office:value-type="string">
            <text:p>12363513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56">
            <text:p>152,56</text:p>
          </table:table-cell>
          <table:table-cell table:style-name="ce15" table:formula="of:=IF([.K4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89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5">
            <text:p>159,35</text:p>
          </table:table-cell>
          <table:table-cell table:style-name="ce15" table:formula="of:=IF([.K4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1</text:p>
          </table:table-cell>
          <table:table-cell office:value-type="string">
            <text:p>F/ 1756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9" office:value-type="string">
            <text:p>12363553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8.29">
            <text:p>498,29</text:p>
          </table:table-cell>
          <table:table-cell table:style-name="ce15" table:formula="of:=IF([.K4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2</text:p>
          </table:table-cell>
          <table:table-cell office:value-type="string">
            <text:p>F/ 1727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9" office:value-type="string">
            <text:p>1236355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82">
            <text:p>670,82</text:p>
          </table:table-cell>
          <table:table-cell table:style-name="ce15" table:formula="of:=IF([.K5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01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8">
            <text:p>1309,28</text:p>
          </table:table-cell>
          <table:table-cell table:style-name="ce15" table:formula="of:=IF([.K5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F/ 1572</text:p>
          </table:table-cell>
          <table:table-cell table:style-name="ce7" office:value-type="date" office:date-value="2009-04-16">
            <text:p>16/04/09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9" office:value-type="string">
            <text:p>12363561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38">
            <text:p>212,38</text:p>
          </table:table-cell>
          <table:table-cell table:style-name="ce15" table:formula="of:=IF([.K5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2</text:p>
          </table:table-cell>
          <table:table-cell table:style-name="ce7" office:value-type="date" office:date-value="2009-10-06">
            <text:p>06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6">
            <text:p>996,60</text:p>
          </table:table-cell>
          <table:table-cell table:style-name="ce15" table:formula="of:=IF([.K5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84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4.27">
            <text:p>334,27</text:p>
          </table:table-cell>
          <table:table-cell table:style-name="ce15" table:formula="of:=IF([.K5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0</text:p>
          </table:table-cell>
          <table:table-cell office:value-type="string">
            <text:p>F/ 1796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9" office:value-type="string">
            <text:p>1236782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9">
            <text:p>335,69</text:p>
          </table:table-cell>
          <table:table-cell table:style-name="ce15" table:formula="of:=IF([.K5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1</text:p>
          </table:table-cell>
          <table:table-cell office:value-type="string">
            <text:p>F/ 1580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9" office:value-type="string">
            <text:p>1236788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73">
            <text:p>995,73</text:p>
          </table:table-cell>
          <table:table-cell table:style-name="ce15" table:formula="of:=IF([.K5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08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309.32">
            <text:p>1309,32</text:p>
          </table:table-cell>
          <table:table-cell table:style-name="ce15" table:formula="of:=IF([.K5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2</text:p>
          </table:table-cell>
          <table:table-cell office:value-type="string">
            <text:p>F/ 1797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9" office:value-type="string">
            <text:p>1237264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2.57">
            <text:p>1542,57</text:p>
          </table:table-cell>
          <table:table-cell table:style-name="ce15" table:formula="of:=IF([.K5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7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8.6">
            <text:p>328,60</text:p>
          </table:table-cell>
          <table:table-cell table:style-name="ce15" table:formula="of:=IF([.K5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7</text:p>
          </table:table-cell>
          <table:table-cell office:value-type="string">
            <text:p>F/ 1749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9" office:value-type="string">
            <text:p>12372691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4">
            <text:p>160,74</text:p>
          </table:table-cell>
          <table:table-cell table:style-name="ce15" table:formula="of:=IF([.K6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90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38">
            <text:p>329,38</text:p>
          </table:table-cell>
          <table:table-cell table:style-name="ce15" table:formula="of:=IF([.K6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8</text:p>
          </table:table-cell>
          <table:table-cell office:value-type="string">
            <text:p>F/ 1748</text:p>
          </table:table-cell>
          <table:table-cell table:style-name="ce7" office:value-type="date" office:date-value="2009-10-24">
            <text:p>24/10/09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9" office:value-type="string">
            <text:p>1237369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5">
            <text:p>160,75</text:p>
          </table:table-cell>
          <table:table-cell table:style-name="ce15" table:formula="of:=IF([.K6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0</text:p>
          </table:table-cell>
          <table:table-cell office:value-type="string">
            <text:p>F/ 1591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9" office:value-type="string">
            <text:p>1237376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81">
            <text:p>223,81</text:p>
          </table:table-cell>
          <table:table-cell table:style-name="ce15" table:formula="of:=IF([.K6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29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53.32">
            <text:p>1253,32</text:p>
          </table:table-cell>
          <table:table-cell table:style-name="ce15" table:formula="of:=IF([.K6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68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14.84">
            <text:p>1314,84</text:p>
          </table:table-cell>
          <table:table-cell table:style-name="ce15" table:formula="of:=IF([.K6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36</text:p>
          </table:table-cell>
          <table:table-cell office:value-type="string">
            <text:p>F/ 1740</text:p>
          </table:table-cell>
          <table:table-cell table:style-name="ce7" office:value-type="date" office:date-value="2009-10-16">
            <text:p>16/10/09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9" office:value-type="string">
            <text:p>12374845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4.26">
            <text:p>274,26</text:p>
          </table:table-cell>
          <table:table-cell table:style-name="ce15" table:formula="of:=IF([.K6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65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0.08">
            <text:p>650,08</text:p>
          </table:table-cell>
          <table:table-cell table:style-name="ce15" table:formula="of:=IF([.K6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16</text:p>
          </table:table-cell>
          <table:table-cell table:style-name="ce7"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98">
            <text:p>637,98</text:p>
          </table:table-cell>
          <table:table-cell table:style-name="ce15" table:formula="of:=IF([.K6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3</text:p>
          </table:table-cell>
          <table:table-cell office:value-type="string">
            <text:p>F/ 1746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9" office:value-type="string">
            <text:p>1237489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2.35">
            <text:p>312,35</text:p>
          </table:table-cell>
          <table:table-cell table:style-name="ce15" table:formula="of:=IF([.K6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97</text:p>
          </table:table-cell>
          <table:table-cell table:style-name="ce7" office:value-type="date" office:date-value="2009-05-03">
            <text:p>03/05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57.39">
            <text:p>857,39</text:p>
          </table:table-cell>
          <table:table-cell table:style-name="ce15" table:formula="of:=IF([.K7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10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5">
            <text:p>321,50</text:p>
          </table:table-cell>
          <table:table-cell table:style-name="ce15" table:formula="of:=IF([.K7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0</text:p>
          </table:table-cell>
          <table:table-cell office:value-type="string">
            <text:p>F/ 1636</text:p>
          </table:table-cell>
          <table:table-cell table:style-name="ce7"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9" office:value-type="string">
            <text:p>12376264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3.57">
            <text:p>163,57</text:p>
          </table:table-cell>
          <table:table-cell table:style-name="ce15" table:formula="of:=IF([.K7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F/ 1630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9" office:value-type="string">
            <text:p>1237853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8.01">
            <text:p>148,01</text:p>
          </table:table-cell>
          <table:table-cell table:style-name="ce15" table:formula="of:=IF([.K7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8</text:p>
          </table:table-cell>
          <table:table-cell office:value-type="string">
            <text:p>F/ 1537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8" office:value-type="string">
            <text:p>12384616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4.92">
            <text:p>644,92</text:p>
          </table:table-cell>
          <table:table-cell table:style-name="ce15" table:formula="of:=IF([.K7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4</text:p>
          </table:table-cell>
          <table:table-cell office:value-type="string">
            <text:p>F/ 1795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9" office:value-type="string">
            <text:p>12384771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32">
            <text:p>498,32</text:p>
          </table:table-cell>
          <table:table-cell table:style-name="ce15" table:formula="of:=IF([.K7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34</text:p>
          </table:table-cell>
          <table:table-cell table:style-name="ce7"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1">
            <text:p>319,01</text:p>
          </table:table-cell>
          <table:table-cell table:style-name="ce15" table:formula="of:=IF([.K7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5</text:p>
          </table:table-cell>
          <table:table-cell office:value-type="string">
            <text:p>F/ 1850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9" office:value-type="string">
            <text:p>123847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49">
            <text:p>107,49</text:p>
          </table:table-cell>
          <table:table-cell table:style-name="ce15" table:formula="of:=IF([.K7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1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1.4">
            <text:p>-141,40</text:p>
          </table:table-cell>
          <table:table-cell table:style-name="ce15" table:formula="of:=IF([.K78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/ 1646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9" office:value-type="string">
            <text:p>1238483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8.61">
            <text:p>318,61</text:p>
          </table:table-cell>
          <table:table-cell table:style-name="ce15" table:formula="of:=IF([.K7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86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88">
            <text:p>76,88</text:p>
          </table:table-cell>
          <table:table-cell table:style-name="ce15" table:formula="of:=IF([.K8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86</text:p>
          </table:table-cell>
          <table:table-cell office:value-type="string">
            <text:p>F/ 1717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9" office:value-type="string">
            <text:p>1238924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6">
            <text:p>160,76</text:p>
          </table:table-cell>
          <table:table-cell table:style-name="ce15" table:formula="of:=IF([.K8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31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27.43">
            <text:p>627,43</text:p>
          </table:table-cell>
          <table:table-cell table:style-name="ce15" table:formula="of:=IF([.K8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4</text:p>
          </table:table-cell>
          <table:table-cell office:value-type="string">
            <text:p>F/ 1751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9" office:value-type="string">
            <text:p>1238970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88">
            <text:p>167,88</text:p>
          </table:table-cell>
          <table:table-cell table:style-name="ce15" table:formula="of:=IF([.K8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24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6">
            <text:p>160,76</text:p>
          </table:table-cell>
          <table:table-cell table:style-name="ce15" table:formula="of:=IF([.K8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83</text:p>
          </table:table-cell>
          <table:table-cell office:value-type="string">
            <text:p>AB/ 136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9" office:value-type="string">
            <text:p>1238975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80.64">
            <text:p>-280,64</text:p>
          </table:table-cell>
          <table:table-cell table:style-name="ce15" table:formula="of:=IF([.K85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0</text:p>
          </table:table-cell>
          <table:table-cell office:value-type="string">
            <text:p>F/ 1715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9" office:value-type="string">
            <text:p>12390180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57">
            <text:p>153,57</text:p>
          </table:table-cell>
          <table:table-cell table:style-name="ce15" table:formula="of:=IF([.K8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F/ 1669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9" office:value-type="string">
            <text:p>14270927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6.35">
            <text:p>316,35</text:p>
          </table:table-cell>
          <table:table-cell table:style-name="ce15" table:formula="of:=IF([.K8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23</text:p>
          </table:table-cell>
          <table:table-cell office:value-type="string">
            <text:p>F/ 148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9" office:value-type="string">
            <text:p>22222222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style-name="ce15" table:formula="of:=IF([.K8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9</text:p>
          </table:table-cell>
          <table:table-cell office:value-type="string">
            <text:p>F/ 1578</text:p>
          </table:table-cell>
          <table:table-cell table:style-name="ce7" office:value-type="date" office:date-value="2009-04-20">
            <text:p>20/04/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9" office:value-type="string">
            <text:p>233111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3.02">
            <text:p>653,02</text:p>
          </table:table-cell>
          <table:table-cell table:style-name="ce15" table:formula="of:=IF([.K8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2</text:p>
          </table:table-cell>
          <table:table-cell office:value-type="string">
            <text:p>F/ 1507</text:p>
          </table:table-cell>
          <table:table-cell table:style-name="ce7"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9" office:value-type="string">
            <text:p>264596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5.66">
            <text:p>655,66</text:p>
          </table:table-cell>
          <table:table-cell table:style-name="ce15" table:formula="of:=IF([.K9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49</text:p>
          </table:table-cell>
          <table:table-cell office:value-type="string">
            <text:p>F/ 1509</text:p>
          </table:table-cell>
          <table:table-cell table:style-name="ce7"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9" office:value-type="string">
            <text:p>27601585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4.17">
            <text:p>324,17</text:p>
          </table:table-cell>
          <table:table-cell table:style-name="ce15" table:formula="of:=IF([.K9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4</text:p>
          </table:table-cell>
          <table:table-cell office:value-type="string">
            <text:p>F/ 1723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9" office:value-type="string">
            <text:p>27608648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87">
            <text:p>993,87</text:p>
          </table:table-cell>
          <table:table-cell table:style-name="ce15" table:formula="of:=IF([.K9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93</text:p>
          </table:table-cell>
          <table:table-cell office:value-type="string">
            <text:p>F/ 1623</text:p>
          </table:table-cell>
          <table:table-cell table:style-name="ce7" office:value-type="date" office:date-value="2009-05-21">
            <text:p>21/05/09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9" office:value-type="string">
            <text:p>27658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5.63">
            <text:p>425,63</text:p>
          </table:table-cell>
          <table:table-cell table:style-name="ce15" table:formula="of:=IF([.K9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813</text:p>
          </table:table-cell>
          <table:table-cell table:style-name="ce7"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1.36">
            <text:p>211,36</text:p>
          </table:table-cell>
          <table:table-cell table:style-name="ce15" table:formula="of:=IF([.K9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F/ 1874</text:p>
          </table:table-cell>
          <table:table-cell table:style-name="ce7" office:value-type="date" office:date-value="2009-12-29">
            <text:p>29/12/09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9" office:value-type="string">
            <text:p>276605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8.05">
            <text:p>108,05</text:p>
          </table:table-cell>
          <table:table-cell table:style-name="ce15" table:formula="of:=IF([.K9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21</text:p>
          </table:table-cell>
          <table:table-cell table:style-name="ce7" office:value-type="date" office:date-value="2009-12-03">
            <text:p>03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16.36">
            <text:p>216,36</text:p>
          </table:table-cell>
          <table:table-cell table:style-name="ce15" table:formula="of:=IF([.K9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56</text:p>
          </table:table-cell>
          <table:table-cell office:value-type="string">
            <text:p>F/ 1706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9" office:value-type="string">
            <text:p>27662789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0.77">
            <text:p>160,77</text:p>
          </table:table-cell>
          <table:table-cell table:style-name="ce15" table:formula="of:=IF([.K9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45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3.56">
            <text:p>1293,56</text:p>
          </table:table-cell>
          <table:table-cell table:style-name="ce15" table:formula="of:=IF([.K9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9</text:p>
          </table:table-cell>
          <table:table-cell office:value-type="string">
            <text:p>F/ 1769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9" office:value-type="string">
            <text:p>3145865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00.6">
            <text:p>1300,60</text:p>
          </table:table-cell>
          <table:table-cell table:style-name="ce15" table:formula="of:=IF([.K9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3</text:p>
          </table:table-cell>
          <table:table-cell office:value-type="string">
            <text:p>F/ 1815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9" office:value-type="string">
            <text:p>3333333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12">
            <text:p>587,12</text:p>
          </table:table-cell>
          <table:table-cell table:style-name="ce15" table:formula="of:=IF([.K10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0</text:p>
          </table:table-cell>
          <table:table-cell office:value-type="string">
            <text:p>AB/ 127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9" office:value-type="string">
            <text:p>34562345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55.39">
            <text:p>-155,39</text:p>
          </table:table-cell>
          <table:table-cell table:style-name="ce15" table:formula="of:=IF([.K101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9</text:p>
          </table:table-cell>
          <table:table-cell office:value-type="string">
            <text:p>F/ 1561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9" office:value-type="string">
            <text:p>3508061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56.87">
            <text:p>456,87</text:p>
          </table:table-cell>
          <table:table-cell table:style-name="ce15" table:formula="of:=IF([.K10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2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34">
            <text:p>152,34</text:p>
          </table:table-cell>
          <table:table-cell table:style-name="ce15" table:formula="of:=IF([.K10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1</text:p>
          </table:table-cell>
          <table:table-cell office:value-type="string">
            <text:p>F/ 1635</text:p>
          </table:table-cell>
          <table:table-cell table:style-name="ce7" office:value-type="date" office:date-value="2009-05-31">
            <text:p>31/05/09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9" office:value-type="string">
            <text:p>3511449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6.33">
            <text:p>156,33</text:p>
          </table:table-cell>
          <table:table-cell table:style-name="ce15" table:formula="of:=IF([.K10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90</text:p>
          </table:table-cell>
          <table:table-cell office:value-type="string">
            <text:p>F/ 1800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9" office:value-type="string">
            <text:p>3575165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8.63">
            <text:p>258,63</text:p>
          </table:table-cell>
          <table:table-cell table:style-name="ce15" table:formula="of:=IF([.K10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9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51">
            <text:p>335,51</text:p>
          </table:table-cell>
          <table:table-cell table:style-name="ce15" table:formula="of:=IF([.K10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F/ 1581</text:p>
          </table:table-cell>
          <table:table-cell table:style-name="ce7" office:value-type="date" office:date-value="2009-04-23">
            <text:p>23/04/09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9" office:value-type="string">
            <text:p>3667537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26">
            <text:p>332,26</text:p>
          </table:table-cell>
          <table:table-cell table:style-name="ce15" table:formula="of:=IF([.K10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8</text:p>
          </table:table-cell>
          <table:table-cell office:value-type="string">
            <text:p>F/ 1742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9" office:value-type="string">
            <text:p>36904525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7.33">
            <text:p>427,33</text:p>
          </table:table-cell>
          <table:table-cell table:style-name="ce15" table:formula="of:=IF([.K10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485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3.57">
            <text:p>153,57</text:p>
          </table:table-cell>
          <table:table-cell table:style-name="ce15" table:formula="of:=IF([.K10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F/ 16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9" office:value-type="string">
            <text:p>3696243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14.26">
            <text:p>614,26</text:p>
          </table:table-cell>
          <table:table-cell table:style-name="ce15" table:formula="of:=IF([.K11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9</text:p>
          </table:table-cell>
          <table:table-cell table:style-name="ce7" office:value-type="date" office:date-value="2009-11-09">
            <text:p>09/11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301.2">
            <text:p>-1301,20</text:p>
          </table:table-cell>
          <table:table-cell table:style-name="ce15" table:formula="of:=IF([.K111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0</text:p>
          </table:table-cell>
          <table:table-cell office:value-type="string">
            <text:p>F/ 1637</text:p>
          </table:table-cell>
          <table:table-cell table:style-name="ce7" office:value-type="date" office:date-value="2009-06-07">
            <text:p>07/06/09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9" office:value-type="string">
            <text:p>372677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15">
            <text:p>996,15</text:p>
          </table:table-cell>
          <table:table-cell table:style-name="ce15" table:formula="of:=IF([.K11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F/ 1671</text:p>
          </table:table-cell>
          <table:table-cell table:style-name="ce7" office:value-type="date" office:date-value="2009-08-02">
            <text:p>02/08/09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9" office:value-type="string">
            <text:p>373862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23.56">
            <text:p>1423,56</text:p>
          </table:table-cell>
          <table:table-cell table:style-name="ce15" table:formula="of:=IF([.K11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94</text:p>
          </table:table-cell>
          <table:table-cell office:value-type="string">
            <text:p>F/ 1831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9" office:value-type="string">
            <text:p>3766166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87.99">
            <text:p>387,99</text:p>
          </table:table-cell>
          <table:table-cell table:style-name="ce15" table:formula="of:=IF([.K11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05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2">
            <text:p>329,72</text:p>
          </table:table-cell>
          <table:table-cell table:style-name="ce15" table:formula="of:=IF([.K11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9</text:p>
          </table:table-cell>
          <table:table-cell office:value-type="string">
            <text:p>F/ 1574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9" office:value-type="string">
            <text:p>3841725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1.64">
            <text:p>1301,64</text:p>
          </table:table-cell>
          <table:table-cell table:style-name="ce15" table:formula="of:=IF([.K11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52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5.61">
            <text:p>315,61</text:p>
          </table:table-cell>
          <table:table-cell table:style-name="ce15" table:formula="of:=IF([.K11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62</text:p>
          </table:table-cell>
          <table:table-cell office:value-type="string">
            <text:p>F/ 1627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9" office:value-type="string">
            <text:p>3882269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1">
            <text:p>321,00</text:p>
          </table:table-cell>
          <table:table-cell table:style-name="ce15" table:formula="of:=IF([.K11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2</text:p>
          </table:table-cell>
          <table:table-cell office:value-type="string">
            <text:p>F/ 1482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9" office:value-type="string">
            <text:p>3882864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33">
            <text:p>996,33</text:p>
          </table:table-cell>
          <table:table-cell table:style-name="ce15" table:formula="of:=IF([.K11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2</text:p>
          </table:table-cell>
          <table:table-cell office:value-type="string">
            <text:p>F/ 1653</text:p>
          </table:table-cell>
          <table:table-cell table:style-name="ce7" office:value-type="date" office:date-value="2009-07-10">
            <text:p>10/07/09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9" office:value-type="string">
            <text:p>3884365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36.67">
            <text:p>436,67</text:p>
          </table:table-cell>
          <table:table-cell table:style-name="ce15" table:formula="of:=IF([.K12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9</text:p>
          </table:table-cell>
          <table:table-cell office:value-type="string">
            <text:p>F/ 1872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9" office:value-type="string">
            <text:p>3884543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64.11">
            <text:p>264,11</text:p>
          </table:table-cell>
          <table:table-cell table:style-name="ce15" table:formula="of:=IF([.K12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6</text:p>
          </table:table-cell>
          <table:table-cell office:value-type="string">
            <text:p>F/ 1833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9" office:value-type="string">
            <text:p>3885126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84.33">
            <text:p>84,33</text:p>
          </table:table-cell>
          <table:table-cell table:style-name="ce15" table:formula="of:=IF([.K12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2</text:p>
          </table:table-cell>
          <table:table-cell office:value-type="string">
            <text:p>F/ 1714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9" office:value-type="string">
            <text:p>38852322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6.84">
            <text:p>326,84</text:p>
          </table:table-cell>
          <table:table-cell table:style-name="ce15" table:formula="of:=IF([.K12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64</text:p>
          </table:table-cell>
          <table:table-cell office:value-type="string">
            <text:p>F/ 1464</text:p>
          </table:table-cell>
          <table:table-cell table:style-name="ce7"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9" office:value-type="string">
            <text:p>3885391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3">
            <text:p>996,30</text:p>
          </table:table-cell>
          <table:table-cell table:style-name="ce15" table:formula="of:=IF([.K12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AB/ 130</text:p>
          </table:table-cell>
          <table:table-cell table:style-name="ce7" office:value-type="date" office:date-value="2009-07-01">
            <text:p>01/07/09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9" office:value-type="string">
            <text:p>38854206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105.95">
            <text:p>-105,95</text:p>
          </table:table-cell>
          <table:table-cell table:style-name="ce15" table:formula="of:=IF([.K125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F/ 1726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9" office:value-type="string">
            <text:p>38855278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">
            <text:p>168,60</text:p>
          </table:table-cell>
          <table:table-cell table:style-name="ce15" table:formula="of:=IF([.K12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2</text:p>
          </table:table-cell>
          <table:table-cell office:value-type="string">
            <text:p>F/ 1571</text:p>
          </table:table-cell>
          <table:table-cell table:style-name="ce7" office:value-type="date" office:date-value="2009-04-15">
            <text:p>15/04/09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9" office:value-type="string">
            <text:p>388553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5.16">
            <text:p>1305,16</text:p>
          </table:table-cell>
          <table:table-cell table:style-name="ce15" table:formula="of:=IF([.K12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453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6.37">
            <text:p>216,37</text:p>
          </table:table-cell>
          <table:table-cell table:style-name="ce15" table:formula="of:=IF([.K12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8</text:p>
          </table:table-cell>
          <table:table-cell office:value-type="string">
            <text:p>F/ 1843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9" office:value-type="string">
            <text:p>38858219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3.46">
            <text:p>653,46</text:p>
          </table:table-cell>
          <table:table-cell table:style-name="ce15" table:formula="of:=IF([.K12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3</text:p>
          </table:table-cell>
          <table:table-cell office:value-type="string">
            <text:p>F/ 1540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9" office:value-type="string">
            <text:p>3886253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2">
            <text:p>332,00</text:p>
          </table:table-cell>
          <table:table-cell table:style-name="ce15" table:formula="of:=IF([.K13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1</text:p>
          </table:table-cell>
          <table:table-cell office:value-type="string">
            <text:p>F/ 1866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9" office:value-type="string">
            <text:p>39108628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3">
            <text:p>621,30</text:p>
          </table:table-cell>
          <table:table-cell table:style-name="ce15" table:formula="of:=IF([.K13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6</text:p>
          </table:table-cell>
          <table:table-cell office:value-type="string">
            <text:p>F/ 1710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9" office:value-type="string">
            <text:p>3935426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8.75">
            <text:p>548,75</text:p>
          </table:table-cell>
          <table:table-cell table:style-name="ce15" table:formula="of:=IF([.K13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6</text:p>
          </table:table-cell>
          <table:table-cell office:value-type="string">
            <text:p>F/ 1760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9" office:value-type="string">
            <text:p>39358452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06">
            <text:p>671,06</text:p>
          </table:table-cell>
          <table:table-cell table:style-name="ce15" table:formula="of:=IF([.K13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9</text:p>
          </table:table-cell>
          <table:table-cell office:value-type="string">
            <text:p>F/ 1767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9" office:value-type="string">
            <text:p>3935976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7.95">
            <text:p>77,95</text:p>
          </table:table-cell>
          <table:table-cell table:style-name="ce15" table:formula="of:=IF([.K13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9</text:p>
          </table:table-cell>
          <table:table-cell office:value-type="string">
            <text:p>F/ 1611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9" office:value-type="string">
            <text:p>39361829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94">
            <text:p>249,94</text:p>
          </table:table-cell>
          <table:table-cell table:style-name="ce15" table:formula="of:=IF([.K13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AB/ 135</text:p>
          </table:table-cell>
          <table:table-cell table:style-name="ce7" office:value-type="date" office:date-value="2009-09-18">
            <text:p>18/09/09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9" office:value-type="string">
            <text:p>3936293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649.64">
            <text:p>-649,64</text:p>
          </table:table-cell>
          <table:table-cell table:style-name="ce15" table:formula="of:=IF([.K136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0</text:p>
          </table:table-cell>
          <table:table-cell office:value-type="string">
            <text:p>AB/ 144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9" office:value-type="string">
            <text:p>3936600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372.22">
            <text:p>-372,22</text:p>
          </table:table-cell>
          <table:table-cell table:style-name="ce15" table:formula="of:=IF([.K137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2</text:p>
          </table:table-cell>
          <table:table-cell office:value-type="string">
            <text:p>F/ 1577</text:p>
          </table:table-cell>
          <table:table-cell table:style-name="ce7" office:value-type="date" office:date-value="2009-04-19">
            <text:p>19/04/09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9" office:value-type="string">
            <text:p>3936831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6.18">
            <text:p>326,18</text:p>
          </table:table-cell>
          <table:table-cell table:style-name="ce15" table:formula="of:=IF([.K13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64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07.14">
            <text:p>207,14</text:p>
          </table:table-cell>
          <table:table-cell table:style-name="ce15" table:formula="of:=IF([.K13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7</text:p>
          </table:table-cell>
          <table:table-cell office:value-type="string">
            <text:p>F/ 1692</text:p>
          </table:table-cell>
          <table:table-cell table:style-name="ce7" office:value-type="date" office:date-value="2009-08-19">
            <text:p>19/08/09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9" office:value-type="string">
            <text:p>39369363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7.82">
            <text:p>387,82</text:p>
          </table:table-cell>
          <table:table-cell table:style-name="ce15" table:formula="of:=IF([.K14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6</text:p>
          </table:table-cell>
          <table:table-cell office:value-type="string">
            <text:p>F/ 1865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9" office:value-type="string">
            <text:p>39369581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9.38">
            <text:p>309,38</text:p>
          </table:table-cell>
          <table:table-cell table:style-name="ce15" table:formula="of:=IF([.K14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81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2.38">
            <text:p>312,38</text:p>
          </table:table-cell>
          <table:table-cell table:style-name="ce15" table:formula="of:=IF([.K14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0</text:p>
          </table:table-cell>
          <table:table-cell office:value-type="string">
            <text:p>F/ 1643</text:p>
          </table:table-cell>
          <table:table-cell table:style-name="ce7" office:value-type="date" office:date-value="2009-06-27">
            <text:p>27/06/09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9" office:value-type="string">
            <text:p>393706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.34">
            <text:p>130,34</text:p>
          </table:table-cell>
          <table:table-cell table:style-name="ce15" table:formula="of:=IF([.K14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0</text:p>
          </table:table-cell>
          <table:table-cell office:value-type="string">
            <text:p>F/ 1455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9" office:value-type="string">
            <text:p>393724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2">
            <text:p>329,82</text:p>
          </table:table-cell>
          <table:table-cell table:style-name="ce15" table:formula="of:=IF([.K14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0</text:p>
          </table:table-cell>
          <table:table-cell office:value-type="string">
            <text:p>F/ 1538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9" office:value-type="string">
            <text:p>3937309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19">
            <text:p>152,19</text:p>
          </table:table-cell>
          <table:table-cell table:style-name="ce15" table:formula="of:=IF([.K14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75</text:p>
          </table:table-cell>
          <table:table-cell office:value-type="string">
            <text:p>F/ 1544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9" office:value-type="string">
            <text:p>39375858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4.81">
            <text:p>164,81</text:p>
          </table:table-cell>
          <table:table-cell table:style-name="ce15" table:formula="of:=IF([.K14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57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6.74">
            <text:p>626,74</text:p>
          </table:table-cell>
          <table:table-cell table:style-name="ce15" table:formula="of:=IF([.K14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7</text:p>
          </table:table-cell>
          <table:table-cell office:value-type="string">
            <text:p>F/ 1705</text:p>
          </table:table-cell>
          <table:table-cell table:style-name="ce7" office:value-type="date" office:date-value="2009-08-31">
            <text:p>31/08/09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9" office:value-type="string">
            <text:p>39376824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3.4">
            <text:p>1303,40</text:p>
          </table:table-cell>
          <table:table-cell table:style-name="ce15" table:formula="of:=IF([.K14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4</text:p>
          </table:table-cell>
          <table:table-cell office:value-type="string">
            <text:p>F/ 1845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9" office:value-type="string">
            <text:p>3937727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.64">
            <text:p>154,64</text:p>
          </table:table-cell>
          <table:table-cell table:style-name="ce15" table:formula="of:=IF([.K14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F/ 1530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8" office:value-type="string">
            <text:p>3937836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56.48">
            <text:p>556,48</text:p>
          </table:table-cell>
          <table:table-cell table:style-name="ce15" table:formula="of:=IF([.K15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F/ 1839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9" office:value-type="string">
            <text:p>3937897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8.13">
            <text:p>78,13</text:p>
          </table:table-cell>
          <table:table-cell table:style-name="ce15" table:formula="of:=IF([.K15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8</text:p>
          </table:table-cell>
          <table:table-cell office:value-type="string">
            <text:p>F/ 1697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9" office:value-type="string">
            <text:p>39379167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">
            <text:p>329,80</text:p>
          </table:table-cell>
          <table:table-cell table:style-name="ce15" table:formula="of:=IF([.K15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570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8.63">
            <text:p>728,63</text:p>
          </table:table-cell>
          <table:table-cell table:style-name="ce15" table:formula="of:=IF([.K15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4</text:p>
          </table:table-cell>
          <table:table-cell office:value-type="string">
            <text:p>F/ 1840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9" office:value-type="string">
            <text:p>39381559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03">
            <text:p>249,03</text:p>
          </table:table-cell>
          <table:table-cell table:style-name="ce15" table:formula="of:=IF([.K15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F/ 1665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9" office:value-type="string">
            <text:p>39382010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64">
            <text:p>621,64</text:p>
          </table:table-cell>
          <table:table-cell table:style-name="ce15" table:formula="of:=IF([.K15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F/ 1804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9" office:value-type="string">
            <text:p>3938205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77">
            <text:p>153,77</text:p>
          </table:table-cell>
          <table:table-cell table:style-name="ce15" table:formula="of:=IF([.K15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F/ 1501</text:p>
          </table:table-cell>
          <table:table-cell table:style-name="ce7"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9" office:value-type="string">
            <text:p>3938405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04.75">
            <text:p>204,75</text:p>
          </table:table-cell>
          <table:table-cell table:style-name="ce15" table:formula="of:=IF([.K15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F/ 1621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9" office:value-type="string">
            <text:p>39597844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92.12">
            <text:p>592,12</text:p>
          </table:table-cell>
          <table:table-cell table:style-name="ce15" table:formula="of:=IF([.K15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18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84.33">
            <text:p>-84,33</text:p>
          </table:table-cell>
          <table:table-cell table:style-name="ce15" table:formula="of:=IF([.K159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F/ 1594</text:p>
          </table:table-cell>
          <table:table-cell table:style-name="ce7"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9" office:value-type="string">
            <text:p>4100012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77">
            <text:p>335,77</text:p>
          </table:table-cell>
          <table:table-cell table:style-name="ce15" table:formula="of:=IF([.K16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3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7.13">
            <text:p>677,13</text:p>
          </table:table-cell>
          <table:table-cell table:style-name="ce15" table:formula="of:=IF([.K16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3</text:p>
          </table:table-cell>
          <table:table-cell office:value-type="string">
            <text:p>F/ 1512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9" office:value-type="string">
            <text:p>4100012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88.25">
            <text:p>188,25</text:p>
          </table:table-cell>
          <table:table-cell table:style-name="ce15" table:formula="of:=IF([.K16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9</text:p>
          </table:table-cell>
          <table:table-cell office:value-type="string">
            <text:p>AB/ 119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9" office:value-type="string">
            <text:p>4100013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7.35">
            <text:p>-337,35</text:p>
          </table:table-cell>
          <table:table-cell table:style-name="ce15" table:formula="of:=IF([.K163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5</text:p>
          </table:table-cell>
          <table:table-cell office:value-type="string">
            <text:p>F/ 1713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9" office:value-type="string">
            <text:p>410001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2.84">
            <text:p>122,84</text:p>
          </table:table-cell>
          <table:table-cell table:style-name="ce15" table:formula="of:=IF([.K16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22</text:p>
          </table:table-cell>
          <table:table-cell table:style-name="ce7"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1.66">
            <text:p>671,66</text:p>
          </table:table-cell>
          <table:table-cell table:style-name="ce15" table:formula="of:=IF([.K16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34</text:p>
          </table:table-cell>
          <table:table-cell office:value-type="string">
            <text:p>F/ 1616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9" office:value-type="string">
            <text:p>41000135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78">
            <text:p>321,78</text:p>
          </table:table-cell>
          <table:table-cell table:style-name="ce15" table:formula="of:=IF([.K16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8</text:p>
          </table:table-cell>
          <table:table-cell office:value-type="string">
            <text:p>F/ 1798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9" office:value-type="string">
            <text:p>41000136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6.51">
            <text:p>256,51</text:p>
          </table:table-cell>
          <table:table-cell table:style-name="ce15" table:formula="of:=IF([.K16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7</text:p>
          </table:table-cell>
          <table:table-cell office:value-type="string">
            <text:p>F/ 1875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9" office:value-type="string">
            <text:p>41000140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3.93">
            <text:p>223,93</text:p>
          </table:table-cell>
          <table:table-cell table:style-name="ce15" table:formula="of:=IF([.K16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AB/ 133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9" office:value-type="string">
            <text:p>4100014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493.1">
            <text:p>-493,10</text:p>
          </table:table-cell>
          <table:table-cell table:style-name="ce15" table:formula="of:=IF([.K169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8</text:p>
          </table:table-cell>
          <table:table-cell office:value-type="string">
            <text:p>AB/ 14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9" office:value-type="string">
            <text:p>41000142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32.74">
            <text:p>-532,74</text:p>
          </table:table-cell>
          <table:table-cell table:style-name="ce15" table:formula="of:=IF([.K170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F/ 1837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9" office:value-type="string">
            <text:p>410001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7.51">
            <text:p>337,51</text:p>
          </table:table-cell>
          <table:table-cell table:style-name="ce15" table:formula="of:=IF([.K17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F/ 1750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9" office:value-type="string">
            <text:p>4100014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1.28">
            <text:p>291,28</text:p>
          </table:table-cell>
          <table:table-cell table:style-name="ce15" table:formula="of:=IF([.K17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41</text:p>
          </table:table-cell>
          <table:table-cell office:value-type="string">
            <text:p>F/ 1687</text:p>
          </table:table-cell>
          <table:table-cell table:style-name="ce7"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9" office:value-type="string">
            <text:p>4100014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55">
            <text:p>337,55</text:p>
          </table:table-cell>
          <table:table-cell table:style-name="ce15" table:formula="of:=IF([.K17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3</text:p>
          </table:table-cell>
          <table:table-cell office:value-type="string">
            <text:p>F/ 1672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9" office:value-type="string">
            <text:p>41000146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1.76">
            <text:p>1311,76</text:p>
          </table:table-cell>
          <table:table-cell table:style-name="ce15" table:formula="of:=IF([.K17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28</text:p>
          </table:table-cell>
          <table:table-cell table:style-name="ce7" office:value-type="date" office:date-value="2009-05-09">
            <text:p>0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7.91">
            <text:p>-167,91</text:p>
          </table:table-cell>
          <table:table-cell table:style-name="ce15" table:formula="of:=IF([.K175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7</text:p>
          </table:table-cell>
          <table:table-cell office:value-type="string">
            <text:p>F/ 1596</text:p>
          </table:table-cell>
          <table:table-cell table:style-name="ce7" office:value-type="date" office:date-value="2009-05-02">
            <text:p>02/05/09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9" office:value-type="string">
            <text:p>4100015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4">
            <text:p>160,40</text:p>
          </table:table-cell>
          <table:table-cell table:style-name="ce15" table:formula="of:=IF([.K17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1</text:p>
          </table:table-cell>
          <table:table-cell office:value-type="string">
            <text:p>F/ 1761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9" office:value-type="string">
            <text:p>4100015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29.57">
            <text:p>429,57</text:p>
          </table:table-cell>
          <table:table-cell table:style-name="ce15" table:formula="of:=IF([.K17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4</text:p>
          </table:table-cell>
          <table:table-cell office:value-type="string">
            <text:p>F/ 1548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9" office:value-type="string">
            <text:p>41000152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7.94">
            <text:p>167,94</text:p>
          </table:table-cell>
          <table:table-cell table:style-name="ce15" table:formula="of:=IF([.K17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9</text:p>
          </table:table-cell>
          <table:table-cell office:value-type="string">
            <text:p>F/ 1782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9" office:value-type="string">
            <text:p>41000153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2">
            <text:p>239,12</text:p>
          </table:table-cell>
          <table:table-cell table:style-name="ce15" table:formula="of:=IF([.K17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3</text:p>
          </table:table-cell>
          <table:table-cell office:value-type="string">
            <text:p>F/ 1856</text:p>
          </table:table-cell>
          <table:table-cell table:style-name="ce7" office:value-type="date" office:date-value="2009-12-21">
            <text:p>21/12/09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9" office:value-type="string">
            <text:p>4100015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1.68">
            <text:p>541,68</text:p>
          </table:table-cell>
          <table:table-cell table:style-name="ce15" table:formula="of:=IF([.K18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5</text:p>
          </table:table-cell>
          <table:table-cell office:value-type="string">
            <text:p>F/ 1469</text:p>
          </table:table-cell>
          <table:table-cell table:style-name="ce7"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9" office:value-type="string">
            <text:p>4100015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42">
            <text:p>637,42</text:p>
          </table:table-cell>
          <table:table-cell table:style-name="ce15" table:formula="of:=IF([.K18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AB/ 117</text:p>
          </table:table-cell>
          <table:table-cell table:style-name="ce7" office:value-type="date" office:date-value="2009-01-08">
            <text:p>08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0.75">
            <text:p>-430,75</text:p>
          </table:table-cell>
          <table:table-cell table:style-name="ce15" table:formula="of:=IF([.K182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F/ 1494</text:p>
          </table:table-cell>
          <table:table-cell table:style-name="ce7"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9" office:value-type="string">
            <text:p>4100016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25">
            <text:p>160,25</text:p>
          </table:table-cell>
          <table:table-cell table:style-name="ce15" table:formula="of:=IF([.K18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7</text:p>
          </table:table-cell>
          <table:table-cell office:value-type="string">
            <text:p>F/ 1803</text:p>
          </table:table-cell>
          <table:table-cell table:style-name="ce7" office:value-type="date" office:date-value="2009-11-23">
            <text:p>23/11/09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9" office:value-type="string">
            <text:p>4100016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4">
            <text:p>159,34</text:p>
          </table:table-cell>
          <table:table-cell table:style-name="ce15" table:formula="of:=IF([.K18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F/ 1518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9" office:value-type="string">
            <text:p>4100016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3">
            <text:p>332,30</text:p>
          </table:table-cell>
          <table:table-cell table:style-name="ce15" table:formula="of:=IF([.K18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8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7.81">
            <text:p>117,81</text:p>
          </table:table-cell>
          <table:table-cell table:style-name="ce15" table:formula="of:=IF([.K18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5</text:p>
          </table:table-cell>
          <table:table-cell office:value-type="string">
            <text:p>F/ 1792</text:p>
          </table:table-cell>
          <table:table-cell table:style-name="ce7" office:value-type="date" office:date-value="2009-11-17">
            <text:p>17/11/09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9" office:value-type="string">
            <text:p>4100217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8.69">
            <text:p>168,69</text:p>
          </table:table-cell>
          <table:table-cell table:style-name="ce15" table:formula="of:=IF([.K18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0</text:p>
          </table:table-cell>
          <table:table-cell office:value-type="string">
            <text:p>F/ 1683</text:p>
          </table:table-cell>
          <table:table-cell table:style-name="ce7" office:value-type="date" office:date-value="2009-08-10">
            <text:p>10/08/09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9" office:value-type="string">
            <text:p>41002294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85.32">
            <text:p>885,32</text:p>
          </table:table-cell>
          <table:table-cell table:style-name="ce15" table:formula="of:=IF([.K18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6</text:p>
          </table:table-cell>
          <table:table-cell office:value-type="string">
            <text:p>F/ 1475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9" office:value-type="string">
            <text:p>410029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43">
            <text:p>80,43</text:p>
          </table:table-cell>
          <table:table-cell table:style-name="ce15" table:formula="of:=IF([.K18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9</text:p>
          </table:table-cell>
          <table:table-cell office:value-type="string">
            <text:p>F/ 1658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9" office:value-type="string">
            <text:p>4100313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0.78">
            <text:p>640,78</text:p>
          </table:table-cell>
          <table:table-cell table:style-name="ce15" table:formula="of:=IF([.K19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9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67.13">
            <text:p>267,13</text:p>
          </table:table-cell>
          <table:table-cell table:style-name="ce15" table:formula="of:=IF([.K19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9</text:p>
          </table:table-cell>
          <table:table-cell office:value-type="string">
            <text:p>F/ 1775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9" office:value-type="string">
            <text:p>4100315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32">
            <text:p>162,32</text:p>
          </table:table-cell>
          <table:table-cell table:style-name="ce15" table:formula="of:=IF([.K19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69</text:p>
          </table:table-cell>
          <table:table-cell office:value-type="string">
            <text:p>F/ 1552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9" office:value-type="string">
            <text:p>41003189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16.27">
            <text:p>516,27</text:p>
          </table:table-cell>
          <table:table-cell table:style-name="ce15" table:formula="of:=IF([.K19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F/ 1493</text:p>
          </table:table-cell>
          <table:table-cell table:style-name="ce7"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9" office:value-type="string">
            <text:p>41003270-Q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54">
            <text:p>498,54</text:p>
          </table:table-cell>
          <table:table-cell table:style-name="ce15" table:formula="of:=IF([.K19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73</text:p>
          </table:table-cell>
          <table:table-cell office:value-type="string">
            <text:p>F/ 1735</text:p>
          </table:table-cell>
          <table:table-cell table:style-name="ce7" office:value-type="date" office:date-value="2009-10-09">
            <text:p>09/10/09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9" office:value-type="string">
            <text:p>4100332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48">
            <text:p>162,48</text:p>
          </table:table-cell>
          <table:table-cell table:style-name="ce15" table:formula="of:=IF([.K19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83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5.34">
            <text:p>1295,34</text:p>
          </table:table-cell>
          <table:table-cell table:style-name="ce15" table:formula="of:=IF([.K19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5</text:p>
          </table:table-cell>
          <table:table-cell office:value-type="string">
            <text:p>F/ 149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9" office:value-type="string">
            <text:p>4100488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0.58">
            <text:p>220,58</text:p>
          </table:table-cell>
          <table:table-cell table:style-name="ce15" table:formula="of:=IF([.K19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6</text:p>
          </table:table-cell>
          <table:table-cell office:value-type="string">
            <text:p>F/ 1841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9" office:value-type="string">
            <text:p>4100548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8.24">
            <text:p>108,24</text:p>
          </table:table-cell>
          <table:table-cell table:style-name="ce15" table:formula="of:=IF([.K19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6</text:p>
          </table:table-cell>
          <table:table-cell office:value-type="string">
            <text:p>F/ 1528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9" office:value-type="string">
            <text:p>4100563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2.18">
            <text:p>322,18</text:p>
          </table:table-cell>
          <table:table-cell table:style-name="ce15" table:formula="of:=IF([.K19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F/ 1678</text:p>
          </table:table-cell>
          <table:table-cell table:style-name="ce7" office:value-type="date" office:date-value="2009-08-06">
            <text:p>06/08/0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9" office:value-type="string">
            <text:p>4100572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2.34">
            <text:p>762,34</text:p>
          </table:table-cell>
          <table:table-cell table:style-name="ce15" table:formula="of:=IF([.K20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3</text:p>
          </table:table-cell>
          <table:table-cell office:value-type="string">
            <text:p>F/ 1477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9" office:value-type="string">
            <text:p>410061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8.37">
            <text:p>278,37</text:p>
          </table:table-cell>
          <table:table-cell table:style-name="ce15" table:formula="of:=IF([.K20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3</text:p>
          </table:table-cell>
          <table:table-cell office:value-type="string">
            <text:p>F/ 147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9" office:value-type="string">
            <text:p>4100691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49">
            <text:p>337,49</text:p>
          </table:table-cell>
          <table:table-cell table:style-name="ce15" table:formula="of:=IF([.K20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3</text:p>
          </table:table-cell>
          <table:table-cell office:value-type="string">
            <text:p>F/ 1868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9" office:value-type="string">
            <text:p>4100814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7">
            <text:p>498,47</text:p>
          </table:table-cell>
          <table:table-cell table:style-name="ce15" table:formula="of:=IF([.K20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8</text:p>
          </table:table-cell>
          <table:table-cell office:value-type="string">
            <text:p>F/ 1500</text:p>
          </table:table-cell>
          <table:table-cell table:style-name="ce7"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9" office:value-type="string">
            <text:p>41009147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3.77">
            <text:p>223,77</text:p>
          </table:table-cell>
          <table:table-cell table:style-name="ce15" table:formula="of:=IF([.K20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7</text:p>
          </table:table-cell>
          <table:table-cell office:value-type="string">
            <text:p>F/ 1511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9" office:value-type="string">
            <text:p>41009186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54">
            <text:p>637,54</text:p>
          </table:table-cell>
          <table:table-cell table:style-name="ce15" table:formula="of:=IF([.K20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F/ 1542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9" office:value-type="string">
            <text:p>41009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8">
            <text:p>644,80</text:p>
          </table:table-cell>
          <table:table-cell table:style-name="ce15" table:formula="of:=IF([.K20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1</text:p>
          </table:table-cell>
          <table:table-cell office:value-type="string">
            <text:p>F/ 1838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9" office:value-type="string">
            <text:p>4100962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83.8">
            <text:p>183,80</text:p>
          </table:table-cell>
          <table:table-cell table:style-name="ce15" table:formula="of:=IF([.K20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0</text:p>
          </table:table-cell>
          <table:table-cell office:value-type="string">
            <text:p>F/ 1696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9" office:value-type="string">
            <text:p>4109663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4.64">
            <text:p>314,64</text:p>
          </table:table-cell>
          <table:table-cell table:style-name="ce15" table:formula="of:=IF([.K20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6</text:p>
          </table:table-cell>
          <table:table-cell office:value-type="string">
            <text:p>F/ 1690</text:p>
          </table:table-cell>
          <table:table-cell table:style-name="ce7" office:value-type="date" office:date-value="2009-08-16">
            <text:p>16/08/09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9" office:value-type="string">
            <text:p>4123456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4">
            <text:p>638,40</text:p>
          </table:table-cell>
          <table:table-cell table:style-name="ce15" table:formula="of:=IF([.K20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6</text:p>
          </table:table-cell>
          <table:table-cell office:value-type="string">
            <text:p>AB/ 134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9" office:value-type="string">
            <text:p>41234567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60.77">
            <text:p>-160,77</text:p>
          </table:table-cell>
          <table:table-cell table:style-name="ce15" table:formula="of:=IF([.K210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52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9.24">
            <text:p>629,24</text:p>
          </table:table-cell>
          <table:table-cell table:style-name="ce15" table:formula="of:=IF([.K21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F/ 1484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9" office:value-type="string">
            <text:p>41234570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32.75">
            <text:p>532,75</text:p>
          </table:table-cell>
          <table:table-cell table:style-name="ce15" table:formula="of:=IF([.K21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8</text:p>
          </table:table-cell>
          <table:table-cell office:value-type="string">
            <text:p>AB/ 126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9" office:value-type="string">
            <text:p>4123457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7.55">
            <text:p>-437,55</text:p>
          </table:table-cell>
          <table:table-cell table:style-name="ce15" table:formula="of:=IF([.K213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0</text:p>
          </table:table-cell>
          <table:table-cell office:value-type="string">
            <text:p>F/ 1541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9" office:value-type="string">
            <text:p>4123457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41">
            <text:p>112,41</text:p>
          </table:table-cell>
          <table:table-cell table:style-name="ce15" table:formula="of:=IF([.K21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F/ 1842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9" office:value-type="string">
            <text:p>41234578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97">
            <text:p>223,97</text:p>
          </table:table-cell>
          <table:table-cell table:style-name="ce15" table:formula="of:=IF([.K21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7</text:p>
          </table:table-cell>
          <table:table-cell office:value-type="string">
            <text:p>F/ 1819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9" office:value-type="string">
            <text:p>41234579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12">
            <text:p>1309,12</text:p>
          </table:table-cell>
          <table:table-cell table:style-name="ce15" table:formula="of:=IF([.K21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37</text:p>
          </table:table-cell>
          <table:table-cell office:value-type="string">
            <text:p>AB/ 121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9" office:value-type="string">
            <text:p>41234581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45.24">
            <text:p>-645,24</text:p>
          </table:table-cell>
          <table:table-cell table:style-name="ce15" table:formula="of:=IF([.K217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5</text:p>
          </table:table-cell>
          <table:table-cell office:value-type="string">
            <text:p>F/ 1762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9" office:value-type="string">
            <text:p>4123458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2.8">
            <text:p>652,80</text:p>
          </table:table-cell>
          <table:table-cell table:style-name="ce15" table:formula="of:=IF([.K21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49</text:p>
          </table:table-cell>
          <table:table-cell table:style-name="ce7" office:value-type="date" office:date-value="2009-04-03">
            <text:p>03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6.74">
            <text:p>106,74</text:p>
          </table:table-cell>
          <table:table-cell table:style-name="ce15" table:formula="of:=IF([.K21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3</text:p>
          </table:table-cell>
          <table:table-cell office:value-type="string">
            <text:p>F/ 1474</text:p>
          </table:table-cell>
          <table:table-cell table:style-name="ce7"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9" office:value-type="string">
            <text:p>41234587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9.77">
            <text:p>219,77</text:p>
          </table:table-cell>
          <table:table-cell table:style-name="ce15" table:formula="of:=IF([.K22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40</text:p>
          </table:table-cell>
          <table:table-cell office:value-type="string">
            <text:p>F/ 1873</text:p>
          </table:table-cell>
          <table:table-cell table:style-name="ce7" office:value-type="date" office:date-value="2009-12-28">
            <text:p>28/12/09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9" office:value-type="string">
            <text:p>4123458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09">
            <text:p>497,09</text:p>
          </table:table-cell>
          <table:table-cell table:style-name="ce15" table:formula="of:=IF([.K22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8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.87">
            <text:p>58,87</text:p>
          </table:table-cell>
          <table:table-cell table:style-name="ce15" table:formula="of:=IF([.K22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3</text:p>
          </table:table-cell>
          <table:table-cell office:value-type="string">
            <text:p>F/ 1466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9" office:value-type="string">
            <text:p>412345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9.48">
            <text:p>1309,48</text:p>
          </table:table-cell>
          <table:table-cell table:style-name="ce15" table:formula="of:=IF([.K22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24</text:p>
          </table:table-cell>
          <table:table-cell office:value-type="string">
            <text:p>F/ 1602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9" office:value-type="string">
            <text:p>41234596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8.68">
            <text:p>338,68</text:p>
          </table:table-cell>
          <table:table-cell table:style-name="ce15" table:formula="of:=IF([.K22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69</text:p>
          </table:table-cell>
          <table:table-cell office:value-type="string">
            <text:p>F/ 1676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9" office:value-type="string">
            <text:p>4123459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74">
            <text:p>76,74</text:p>
          </table:table-cell>
          <table:table-cell table:style-name="ce15" table:formula="of:=IF([.K22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8</text:p>
          </table:table-cell>
          <table:table-cell office:value-type="string">
            <text:p>F/ 1517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9" office:value-type="string">
            <text:p>41234598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0.4">
            <text:p>80,40</text:p>
          </table:table-cell>
          <table:table-cell table:style-name="ce15" table:formula="of:=IF([.K22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0</text:p>
          </table:table-cell>
          <table:table-cell office:value-type="string">
            <text:p>F/ 1504</text:p>
          </table:table-cell>
          <table:table-cell table:style-name="ce7"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9" office:value-type="string">
            <text:p>41234599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8.64">
            <text:p>308,64</text:p>
          </table:table-cell>
          <table:table-cell table:style-name="ce15" table:formula="of:=IF([.K22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01</text:p>
          </table:table-cell>
          <table:table-cell office:value-type="string">
            <text:p>F/ 1663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9" office:value-type="string">
            <text:p>4339196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5.48">
            <text:p>325,48</text:p>
          </table:table-cell>
          <table:table-cell table:style-name="ce15" table:formula="of:=IF([.K22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01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1.23">
            <text:p>321,23</text:p>
          </table:table-cell>
          <table:table-cell table:style-name="ce15" table:formula="of:=IF([.K22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3</text:p>
          </table:table-cell>
          <table:table-cell office:value-type="string">
            <text:p>F/ 1456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9" office:value-type="string">
            <text:p>43475475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7.57">
            <text:p>137,57</text:p>
          </table:table-cell>
          <table:table-cell table:style-name="ce15" table:formula="of:=IF([.K23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F/ 1741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9" office:value-type="string">
            <text:p>435436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1.98">
            <text:p>331,98</text:p>
          </table:table-cell>
          <table:table-cell table:style-name="ce15" table:formula="of:=IF([.K23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F/ 1747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9" office:value-type="string">
            <text:p>435559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12.33">
            <text:p>1012,33</text:p>
          </table:table-cell>
          <table:table-cell table:style-name="ce15" table:formula="of:=IF([.K23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5</text:p>
          </table:table-cell>
          <table:table-cell office:value-type="string">
            <text:p>F/ 1773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9" office:value-type="string">
            <text:p>4400508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9">
            <text:p>167,79</text:p>
          </table:table-cell>
          <table:table-cell table:style-name="ce15" table:formula="of:=IF([.K23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F/ 1708</text:p>
          </table:table-cell>
          <table:table-cell table:style-name="ce7" office:value-type="date" office:date-value="2009-09-05">
            <text:p>05/09/09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9" office:value-type="string">
            <text:p>4460290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8.47">
            <text:p>298,47</text:p>
          </table:table-cell>
          <table:table-cell table:style-name="ce15" table:formula="of:=IF([.K23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5</text:p>
          </table:table-cell>
          <table:table-cell office:value-type="string">
            <text:p>F/ 1817</text:p>
          </table:table-cell>
          <table:table-cell table:style-name="ce7"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9" office:value-type="string">
            <text:p>44981366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28">
            <text:p>155,28</text:p>
          </table:table-cell>
          <table:table-cell table:style-name="ce15" table:formula="of:=IF([.K23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3</text:p>
          </table:table-cell>
          <table:table-cell office:value-type="string">
            <text:p>F/ 1612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9" office:value-type="string">
            <text:p>4499919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8">
            <text:p>329,78</text:p>
          </table:table-cell>
          <table:table-cell table:style-name="ce15" table:formula="of:=IF([.K23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9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63">
            <text:p>325,63</text:p>
          </table:table-cell>
          <table:table-cell table:style-name="ce15" table:formula="of:=IF([.K23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6</text:p>
          </table:table-cell>
          <table:table-cell office:value-type="string">
            <text:p>F/ 1709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9" office:value-type="string">
            <text:p>4606392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6.78">
            <text:p>76,78</text:p>
          </table:table-cell>
          <table:table-cell table:style-name="ce15" table:formula="of:=IF([.K23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9</text:p>
          </table:table-cell>
          <table:table-cell table:style-name="ce7" office:value-type="date" office:date-value="2009-06-10">
            <text:p>10/06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1.56">
            <text:p>621,56</text:p>
          </table:table-cell>
          <table:table-cell table:style-name="ce15" table:formula="of:=IF([.K23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0</text:p>
          </table:table-cell>
          <table:table-cell table:style-name="ce7"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78.82">
            <text:p>778,82</text:p>
          </table:table-cell>
          <table:table-cell table:style-name="ce15" table:formula="of:=IF([.K24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2</text:p>
          </table:table-cell>
          <table:table-cell office:value-type="string">
            <text:p>F/ 1695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9" office:value-type="string">
            <text:p>463650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02">
            <text:p>332,02</text:p>
          </table:table-cell>
          <table:table-cell table:style-name="ce15" table:formula="of:=IF([.K24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91</text:p>
          </table:table-cell>
          <table:table-cell table:style-name="ce7" office:value-type="date" office:date-value="2009-08-18">
            <text:p>18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84.41">
            <text:p>384,41</text:p>
          </table:table-cell>
          <table:table-cell table:style-name="ce15" table:formula="of:=IF([.K24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02</text:p>
          </table:table-cell>
          <table:table-cell table:style-name="ce7"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9.2">
            <text:p>649,20</text:p>
          </table:table-cell>
          <table:table-cell table:style-name="ce15" table:formula="of:=IF([.K24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3</text:p>
          </table:table-cell>
          <table:table-cell office:value-type="string">
            <text:p>AB/ 123</text:p>
          </table:table-cell>
          <table:table-cell table:style-name="ce7" office:value-type="date" office:date-value="2009-03-28">
            <text:p>28/03/09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9" office:value-type="string">
            <text:p>4660748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03.76">
            <text:p>-603,76</text:p>
          </table:table-cell>
          <table:table-cell table:style-name="ce15" table:formula="of:=IF([.K244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00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1.19">
            <text:p>301,19</text:p>
          </table:table-cell>
          <table:table-cell table:style-name="ce15" table:formula="of:=IF([.K24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2</text:p>
          </table:table-cell>
          <table:table-cell office:value-type="string">
            <text:p>F/ 1660</text:p>
          </table:table-cell>
          <table:table-cell table:style-name="ce7" office:value-type="date" office:date-value="2009-07-19">
            <text:p>19/07/09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9" office:value-type="string">
            <text:p>46609654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6.42">
            <text:p>596,42</text:p>
          </table:table-cell>
          <table:table-cell table:style-name="ce15" table:formula="of:=IF([.K24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7</text:p>
          </table:table-cell>
          <table:table-cell office:value-type="string">
            <text:p>F/ 1699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9" office:value-type="string">
            <text:p>46648047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2.41">
            <text:p>82,41</text:p>
          </table:table-cell>
          <table:table-cell table:style-name="ce15" table:formula="of:=IF([.K24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7</text:p>
          </table:table-cell>
          <table:table-cell office:value-type="string">
            <text:p>F/ 148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9" office:value-type="string">
            <text:p>4666098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2.56">
            <text:p>442,56</text:p>
          </table:table-cell>
          <table:table-cell table:style-name="ce15" table:formula="of:=IF([.K24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4</text:p>
          </table:table-cell>
          <table:table-cell office:value-type="string">
            <text:p>AB/ 141</text:p>
          </table:table-cell>
          <table:table-cell table:style-name="ce7" office:value-type="date" office:date-value="2009-11-15">
            <text:p>15/11/09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9" office:value-type="string">
            <text:p>46721314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643.48">
            <text:p>-643,48</text:p>
          </table:table-cell>
          <table:table-cell table:style-name="ce15" table:formula="of:=IF([.K249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7</text:p>
          </table:table-cell>
          <table:table-cell office:value-type="string">
            <text:p>F/ 1499</text:p>
          </table:table-cell>
          <table:table-cell table:style-name="ce7"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9" office:value-type="string">
            <text:p>46723637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30.01">
            <text:p>430,01</text:p>
          </table:table-cell>
          <table:table-cell table:style-name="ce15" table:formula="of:=IF([.K25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6</text:p>
          </table:table-cell>
          <table:table-cell office:value-type="string">
            <text:p>F/ 1497</text:p>
          </table:table-cell>
          <table:table-cell table:style-name="ce7"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9" office:value-type="string">
            <text:p>4675700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3.59">
            <text:p>103,59</text:p>
          </table:table-cell>
          <table:table-cell table:style-name="ce15" table:formula="of:=IF([.K25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F/ 1853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9" office:value-type="string">
            <text:p>46773033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8.94">
            <text:p>248,94</text:p>
          </table:table-cell>
          <table:table-cell table:style-name="ce15" table:formula="of:=IF([.K25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37</text:p>
          </table:table-cell>
          <table:table-cell office:value-type="string">
            <text:p>F/ 1655</text:p>
          </table:table-cell>
          <table:table-cell table:style-name="ce7" office:value-type="date" office:date-value="2009-07-13">
            <text:p>13/07/09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9" office:value-type="string">
            <text:p>46801633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55.56">
            <text:p>255,56</text:p>
          </table:table-cell>
          <table:table-cell table:style-name="ce15" table:formula="of:=IF([.K25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51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43">
            <text:p>335,43</text:p>
          </table:table-cell>
          <table:table-cell table:style-name="ce15" table:formula="of:=IF([.K25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32</text:p>
          </table:table-cell>
          <table:table-cell office:value-type="string">
            <text:p>F/ 1457</text:p>
          </table:table-cell>
          <table:table-cell table:style-name="ce7"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9" office:value-type="string">
            <text:p>4680525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7.84">
            <text:p>607,84</text:p>
          </table:table-cell>
          <table:table-cell table:style-name="ce15" table:formula="of:=IF([.K25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9</text:p>
          </table:table-cell>
          <table:table-cell office:value-type="string">
            <text:p>F/ 178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9" office:value-type="string">
            <text:p>46805594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72.88">
            <text:p>472,88</text:p>
          </table:table-cell>
          <table:table-cell table:style-name="ce15" table:formula="of:=IF([.K25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F/ 1476</text:p>
          </table:table-cell>
          <table:table-cell table:style-name="ce7"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9" office:value-type="string">
            <text:p>46805652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74">
            <text:p>670,74</text:p>
          </table:table-cell>
          <table:table-cell table:style-name="ce15" table:formula="of:=IF([.K25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9</text:p>
          </table:table-cell>
          <table:table-cell office:value-type="string">
            <text:p>F/ 1598</text:p>
          </table:table-cell>
          <table:table-cell table:style-name="ce7" office:value-type="date" office:date-value="2009-05-04">
            <text:p>04/05/0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9" office:value-type="string">
            <text:p>46806643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0.65">
            <text:p>300,65</text:p>
          </table:table-cell>
          <table:table-cell table:style-name="ce15" table:formula="of:=IF([.K25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1</text:p>
          </table:table-cell>
          <table:table-cell office:value-type="string">
            <text:p>F/ 1718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9" office:value-type="string">
            <text:p>4680706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3.41">
            <text:p>113,41</text:p>
          </table:table-cell>
          <table:table-cell table:style-name="ce15" table:formula="of:=IF([.K25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F/ 1640</text:p>
          </table:table-cell>
          <table:table-cell table:style-name="ce7" office:value-type="date" office:date-value="2009-06-16">
            <text:p>16/06/09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9" office:value-type="string">
            <text:p>46807292-C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4.43">
            <text:p>144,43</text:p>
          </table:table-cell>
          <table:table-cell table:style-name="ce15" table:formula="of:=IF([.K26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8</text:p>
          </table:table-cell>
          <table:table-cell office:value-type="string">
            <text:p>F/ 1679</text:p>
          </table:table-cell>
          <table:table-cell table:style-name="ce7" office:value-type="date" office:date-value="2009-08-07">
            <text:p>07/08/09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9" office:value-type="string">
            <text:p>46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6.28">
            <text:p>606,28</text:p>
          </table:table-cell>
          <table:table-cell table:style-name="ce15" table:formula="of:=IF([.K26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F/ 1772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9" office:value-type="string">
            <text:p>4680740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3.68">
            <text:p>433,68</text:p>
          </table:table-cell>
          <table:table-cell table:style-name="ce15" table:formula="of:=IF([.K26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62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7.19">
            <text:p>207,19</text:p>
          </table:table-cell>
          <table:table-cell table:style-name="ce15" table:formula="of:=IF([.K26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6</text:p>
          </table:table-cell>
          <table:table-cell office:value-type="string">
            <text:p>F/ 1712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9" office:value-type="string">
            <text:p>4681116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49">
            <text:p>432,49</text:p>
          </table:table-cell>
          <table:table-cell table:style-name="ce15" table:formula="of:=IF([.K26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0</text:p>
          </table:table-cell>
          <table:table-cell table:style-name="ce7" office:value-type="date" office:date-value="2009-12-09">
            <text:p>09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8.06">
            <text:p>158,06</text:p>
          </table:table-cell>
          <table:table-cell table:style-name="ce15" table:formula="of:=IF([.K26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F/ 1535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9" office:value-type="string">
            <text:p>47345320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14">
            <text:p>498,14</text:p>
          </table:table-cell>
          <table:table-cell table:style-name="ce15" table:formula="of:=IF([.K26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2</text:p>
          </table:table-cell>
          <table:table-cell office:value-type="string">
            <text:p>F/ 1791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9" office:value-type="string">
            <text:p>4734775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53">
            <text:p>162,53</text:p>
          </table:table-cell>
          <table:table-cell table:style-name="ce15" table:formula="of:=IF([.K26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77</text:p>
          </table:table-cell>
          <table:table-cell office:value-type="string">
            <text:p>F/ 1470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9" office:value-type="string">
            <text:p>47438502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46">
            <text:p>637,46</text:p>
          </table:table-cell>
          <table:table-cell table:style-name="ce15" table:formula="of:=IF([.K26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6</text:p>
          </table:table-cell>
          <table:table-cell office:value-type="string">
            <text:p>F/ 1579</text:p>
          </table:table-cell>
          <table:table-cell table:style-name="ce7" office:value-type="date" office:date-value="2009-04-21">
            <text:p>21/04/09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9" office:value-type="string">
            <text:p>4745981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81">
            <text:p>185,81</text:p>
          </table:table-cell>
          <table:table-cell table:style-name="ce15" table:formula="of:=IF([.K26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5</text:p>
          </table:table-cell>
          <table:table-cell office:value-type="string">
            <text:p>F/ 1575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9" office:value-type="string">
            <text:p>4760341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9.54">
            <text:p>159,54</text:p>
          </table:table-cell>
          <table:table-cell table:style-name="ce15" table:formula="of:=IF([.K27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F/ 1609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9" office:value-type="string">
            <text:p>4760970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36.08">
            <text:p>236,08</text:p>
          </table:table-cell>
          <table:table-cell table:style-name="ce15" table:formula="of:=IF([.K27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2</text:p>
          </table:table-cell>
          <table:table-cell office:value-type="string">
            <text:p>F/ 1694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9" office:value-type="string">
            <text:p>476238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3.7">
            <text:p>73,70</text:p>
          </table:table-cell>
          <table:table-cell table:style-name="ce15" table:formula="of:=IF([.K27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7</text:p>
          </table:table-cell>
          <table:table-cell office:value-type="string">
            <text:p>F/ 1595</text:p>
          </table:table-cell>
          <table:table-cell table:style-name="ce7" office:value-type="date" office:date-value="2009-05-01">
            <text:p>01/05/09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8" office:value-type="string">
            <text:p>47630714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14.79">
            <text:p>714,79</text:p>
          </table:table-cell>
          <table:table-cell table:style-name="ce15" table:formula="of:=IF([.K27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9</text:p>
          </table:table-cell>
          <table:table-cell office:value-type="string">
            <text:p>F/ 1619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9" office:value-type="string">
            <text:p>4763076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0.38">
            <text:p>670,38</text:p>
          </table:table-cell>
          <table:table-cell table:style-name="ce15" table:formula="of:=IF([.K27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F/ 1459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9" office:value-type="string">
            <text:p>4763093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42">
            <text:p>195,42</text:p>
          </table:table-cell>
          <table:table-cell table:style-name="ce15" table:formula="of:=IF([.K27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F/ 1496</text:p>
          </table:table-cell>
          <table:table-cell table:style-name="ce7"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9" office:value-type="string">
            <text:p>47631062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4.73">
            <text:p>194,73</text:p>
          </table:table-cell>
          <table:table-cell table:style-name="ce15" table:formula="of:=IF([.K27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F/ 1529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9" office:value-type="string">
            <text:p>47631122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55">
            <text:p>995,55</text:p>
          </table:table-cell>
          <table:table-cell table:style-name="ce15" table:formula="of:=IF([.K27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19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6.89">
            <text:p>146,89</text:p>
          </table:table-cell>
          <table:table-cell table:style-name="ce15" table:formula="of:=IF([.K27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4</text:p>
          </table:table-cell>
          <table:table-cell office:value-type="string">
            <text:p>F/ 1543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9" office:value-type="string">
            <text:p>4763165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6.73">
            <text:p>126,73</text:p>
          </table:table-cell>
          <table:table-cell table:style-name="ce15" table:formula="of:=IF([.K27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5</text:p>
          </table:table-cell>
          <table:table-cell office:value-type="string">
            <text:p>F/ 1531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8" office:value-type="string">
            <text:p>47631694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46">
            <text:p>670,46</text:p>
          </table:table-cell>
          <table:table-cell table:style-name="ce15" table:formula="of:=IF([.K28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1</text:p>
          </table:table-cell>
          <table:table-cell office:value-type="string">
            <text:p>F/ 1867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9" office:value-type="string">
            <text:p>476320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89.74">
            <text:p>589,74</text:p>
          </table:table-cell>
          <table:table-cell table:style-name="ce15" table:formula="of:=IF([.K28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49</text:p>
          </table:table-cell>
          <table:table-cell office:value-type="string">
            <text:p>F/ 1793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9" office:value-type="string">
            <text:p>4763209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66">
            <text:p>670,66</text:p>
          </table:table-cell>
          <table:table-cell table:style-name="ce15" table:formula="of:=IF([.K28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42</text:p>
          </table:table-cell>
          <table:table-cell office:value-type="string">
            <text:p>F/ 1820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9" office:value-type="string">
            <text:p>4763211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11.88">
            <text:p>211,88</text:p>
          </table:table-cell>
          <table:table-cell table:style-name="ce15" table:formula="of:=IF([.K28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5</text:p>
          </table:table-cell>
          <table:table-cell office:value-type="string">
            <text:p>AB/ 142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9" office:value-type="string">
            <text:p>47632413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497.85">
            <text:p>-497,85</text:p>
          </table:table-cell>
          <table:table-cell table:style-name="ce15" table:formula="of:=IF([.K284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7</text:p>
          </table:table-cell>
          <table:table-cell office:value-type="string">
            <text:p>F/ 1589</text:p>
          </table:table-cell>
          <table:table-cell table:style-name="ce7" office:value-type="date" office:date-value="2009-04-27">
            <text:p>27/04/09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9" office:value-type="string">
            <text:p>47632500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8.69">
            <text:p>148,69</text:p>
          </table:table-cell>
          <table:table-cell table:style-name="ce15" table:formula="of:=IF([.K28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4</text:p>
          </table:table-cell>
          <table:table-cell office:value-type="string">
            <text:p>F/ 1510</text:p>
          </table:table-cell>
          <table:table-cell table:style-name="ce7"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9" office:value-type="string">
            <text:p>47632631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1">
            <text:p>648,10</text:p>
          </table:table-cell>
          <table:table-cell table:style-name="ce15" table:formula="of:=IF([.K28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8</text:p>
          </table:table-cell>
          <table:table-cell office:value-type="string">
            <text:p>F/ 1754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9" office:value-type="string">
            <text:p>47632722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9.65">
            <text:p>199,65</text:p>
          </table:table-cell>
          <table:table-cell table:style-name="ce15" table:formula="of:=IF([.K28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8</text:p>
          </table:table-cell>
          <table:table-cell office:value-type="string">
            <text:p>F/ 1807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9" office:value-type="string">
            <text:p>47632759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6">
            <text:p>329,60</text:p>
          </table:table-cell>
          <table:table-cell table:style-name="ce15" table:formula="of:=IF([.K28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8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513.45">
            <text:p>-513,45</text:p>
          </table:table-cell>
          <table:table-cell table:style-name="ce15" table:formula="of:=IF([.K289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8</text:p>
          </table:table-cell>
          <table:table-cell office:value-type="string">
            <text:p>F/ 1606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9" office:value-type="string">
            <text:p>4763278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7.07">
            <text:p>297,07</text:p>
          </table:table-cell>
          <table:table-cell table:style-name="ce15" table:formula="of:=IF([.K29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9</text:p>
          </table:table-cell>
          <table:table-cell office:value-type="string">
            <text:p>F/ 1622</text:p>
          </table:table-cell>
          <table:table-cell table:style-name="ce7" office:value-type="date" office:date-value="2009-05-19">
            <text:p>19/05/0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9" office:value-type="string">
            <text:p>4763293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71">
            <text:p>432,71</text:p>
          </table:table-cell>
          <table:table-cell table:style-name="ce15" table:formula="of:=IF([.K29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1</text:p>
          </table:table-cell>
          <table:table-cell office:value-type="string">
            <text:p>AB/ 122</text:p>
          </table:table-cell>
          <table:table-cell table:style-name="ce7" office:value-type="date" office:date-value="2009-03-24">
            <text:p>24/03/09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9" office:value-type="string">
            <text:p>4763300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87.82">
            <text:p>-587,82</text:p>
          </table:table-cell>
          <table:table-cell table:style-name="ce15" table:formula="of:=IF([.K292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0</text:p>
          </table:table-cell>
          <table:table-cell office:value-type="string">
            <text:p>F/ 1666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9" office:value-type="string">
            <text:p>4763380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23.57">
            <text:p>223,57</text:p>
          </table:table-cell>
          <table:table-cell table:style-name="ce15" table:formula="of:=IF([.K29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3</text:p>
          </table:table-cell>
          <table:table-cell office:value-type="string">
            <text:p>F/ 1487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9" office:value-type="string">
            <text:p>476339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95">
            <text:p>432,95</text:p>
          </table:table-cell>
          <table:table-cell table:style-name="ce15" table:formula="of:=IF([.K29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F/ 1645</text:p>
          </table:table-cell>
          <table:table-cell table:style-name="ce7" office:value-type="date" office:date-value="2009-06-30">
            <text:p>30/06/09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9" office:value-type="string">
            <text:p>4763397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">
            <text:p>637,70</text:p>
          </table:table-cell>
          <table:table-cell table:style-name="ce15" table:formula="of:=IF([.K29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9</text:p>
          </table:table-cell>
          <table:table-cell office:value-type="string">
            <text:p>F/ 1467</text:p>
          </table:table-cell>
          <table:table-cell table:style-name="ce7"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9" office:value-type="string">
            <text:p>4764081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57">
            <text:p>153,57</text:p>
          </table:table-cell>
          <table:table-cell table:style-name="ce15" table:formula="of:=IF([.K29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1</text:p>
          </table:table-cell>
          <table:table-cell office:value-type="string">
            <text:p>F/ 1607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9" office:value-type="string">
            <text:p>47658005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54.56">
            <text:p>654,56</text:p>
          </table:table-cell>
          <table:table-cell table:style-name="ce15" table:formula="of:=IF([.K29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6</text:p>
          </table:table-cell>
          <table:table-cell office:value-type="string">
            <text:p>F/ 1824</text:p>
          </table:table-cell>
          <table:table-cell table:style-name="ce7" office:value-type="date" office:date-value="2009-12-05">
            <text:p>05/12/09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9" office:value-type="string">
            <text:p>47705338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4">
            <text:p>637,74</text:p>
          </table:table-cell>
          <table:table-cell table:style-name="ce15" table:formula="of:=IF([.K29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9</text:p>
          </table:table-cell>
          <table:table-cell office:value-type="string">
            <text:p>F/ 1870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9" office:value-type="string">
            <text:p>4770563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3.7">
            <text:p>643,70</text:p>
          </table:table-cell>
          <table:table-cell table:style-name="ce15" table:formula="of:=IF([.K29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5</text:p>
          </table:table-cell>
          <table:table-cell office:value-type="string">
            <text:p>F/ 1776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9" office:value-type="string">
            <text:p>477057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5.9">
            <text:p>645,90</text:p>
          </table:table-cell>
          <table:table-cell table:style-name="ce15" table:formula="of:=IF([.K30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4</text:p>
          </table:table-cell>
          <table:table-cell office:value-type="string">
            <text:p>F/ 1584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9" office:value-type="string">
            <text:p>47707919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59">
            <text:p>212,59</text:p>
          </table:table-cell>
          <table:table-cell table:style-name="ce15" table:formula="of:=IF([.K30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95</text:p>
          </table:table-cell>
          <table:table-cell office:value-type="string">
            <text:p>F/ 1483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9" office:value-type="string">
            <text:p>4770897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1.59">
            <text:p>111,59</text:p>
          </table:table-cell>
          <table:table-cell table:style-name="ce15" table:formula="of:=IF([.K30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24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0.78">
            <text:p>310,78</text:p>
          </table:table-cell>
          <table:table-cell table:style-name="ce15" table:formula="of:=IF([.K30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4</text:p>
          </table:table-cell>
          <table:table-cell office:value-type="string">
            <text:p>F/ 1562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9" office:value-type="string">
            <text:p>47730329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1">
            <text:p>239,11</text:p>
          </table:table-cell>
          <table:table-cell table:style-name="ce15" table:formula="of:=IF([.K30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1</text:p>
          </table:table-cell>
          <table:table-cell office:value-type="string">
            <text:p>F/ 1568</text:p>
          </table:table-cell>
          <table:table-cell table:style-name="ce7" office:value-type="date" office:date-value="2009-04-13">
            <text:p>13/04/09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9" office:value-type="string">
            <text:p>4780591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53">
            <text:p>162,53</text:p>
          </table:table-cell>
          <table:table-cell table:style-name="ce15" table:formula="of:=IF([.K30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82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17.62">
            <text:p>517,62</text:p>
          </table:table-cell>
          <table:table-cell table:style-name="ce15" table:formula="of:=IF([.K30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9</text:p>
          </table:table-cell>
          <table:table-cell office:value-type="string">
            <text:p>F/ 1728</text:p>
          </table:table-cell>
          <table:table-cell table:style-name="ce7" office:value-type="date" office:date-value="2009-09-29">
            <text:p>29/09/0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9" office:value-type="string">
            <text:p>4780811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36">
            <text:p>80,36</text:p>
          </table:table-cell>
          <table:table-cell table:style-name="ce15" table:formula="of:=IF([.K30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6</text:p>
          </table:table-cell>
          <table:table-cell office:value-type="string">
            <text:p>F/ 1766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9" office:value-type="string">
            <text:p>4781074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3.71">
            <text:p>283,71</text:p>
          </table:table-cell>
          <table:table-cell table:style-name="ce15" table:formula="of:=IF([.K30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71</text:p>
          </table:table-cell>
          <table:table-cell office:value-type="string">
            <text:p>F/ 1862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9" office:value-type="string">
            <text:p>47811929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47.27">
            <text:p>247,27</text:p>
          </table:table-cell>
          <table:table-cell table:style-name="ce15" table:formula="of:=IF([.K30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15</text:p>
          </table:table-cell>
          <table:table-cell office:value-type="string">
            <text:p>F/ 1526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9" office:value-type="string">
            <text:p>47846259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2.07">
            <text:p>322,07</text:p>
          </table:table-cell>
          <table:table-cell table:style-name="ce15" table:formula="of:=IF([.K31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1</text:p>
          </table:table-cell>
          <table:table-cell office:value-type="string">
            <text:p>F/ 1600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9" office:value-type="string">
            <text:p>47875659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2.61">
            <text:p>292,61</text:p>
          </table:table-cell>
          <table:table-cell table:style-name="ce15" table:formula="of:=IF([.K31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2</text:p>
          </table:table-cell>
          <table:table-cell office:value-type="string">
            <text:p>F/ 1625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9" office:value-type="string">
            <text:p>52210376-Q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7.88">
            <text:p>147,88</text:p>
          </table:table-cell>
          <table:table-cell table:style-name="ce15" table:formula="of:=IF([.K31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0</text:p>
          </table:table-cell>
          <table:table-cell office:value-type="string">
            <text:p>F/ 1860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8" office:value-type="string">
            <text:p>5221214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3.39">
            <text:p>153,39</text:p>
          </table:table-cell>
          <table:table-cell table:style-name="ce15" table:formula="of:=IF([.K31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4</text:p>
          </table:table-cell>
          <table:table-cell office:value-type="string">
            <text:p>F/ 1495</text:p>
          </table:table-cell>
          <table:table-cell table:style-name="ce7"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8" office:value-type="string">
            <text:p>52212147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98.21">
            <text:p>398,21</text:p>
          </table:table-cell>
          <table:table-cell table:style-name="ce15" table:formula="of:=IF([.K31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2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8.28">
            <text:p>628,28</text:p>
          </table:table-cell>
          <table:table-cell table:style-name="ce15" table:formula="of:=IF([.K31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8</text:p>
          </table:table-cell>
          <table:table-cell office:value-type="string">
            <text:p>AB/ 143</text:p>
          </table:table-cell>
          <table:table-cell table:style-name="ce7" office:value-type="date" office:date-value="2009-12-07">
            <text:p>07/12/09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9" office:value-type="string">
            <text:p>52215145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334.49">
            <text:p>-334,49</text:p>
          </table:table-cell>
          <table:table-cell table:style-name="ce15" table:formula="of:=IF([.K316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9</text:p>
          </table:table-cell>
          <table:table-cell office:value-type="string">
            <text:p>F/ 1508</text:p>
          </table:table-cell>
          <table:table-cell table:style-name="ce7"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9" office:value-type="string">
            <text:p>52217016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89.16">
            <text:p>1289,16</text:p>
          </table:table-cell>
          <table:table-cell table:style-name="ce15" table:formula="of:=IF([.K31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F/ 1770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9" office:value-type="string">
            <text:p>52219378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81">
            <text:p>196,81</text:p>
          </table:table-cell>
          <table:table-cell table:style-name="ce15" table:formula="of:=IF([.K31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4</text:p>
          </table:table-cell>
          <table:table-cell office:value-type="string">
            <text:p>F/ 1558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9" office:value-type="string">
            <text:p>52219817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83">
            <text:p>331,83</text:p>
          </table:table-cell>
          <table:table-cell table:style-name="ce15" table:formula="of:=IF([.K31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9</text:p>
          </table:table-cell>
          <table:table-cell office:value-type="string">
            <text:p>F/ 1486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9" office:value-type="string">
            <text:p>5240870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66">
            <text:p>167,66</text:p>
          </table:table-cell>
          <table:table-cell table:style-name="ce15" table:formula="of:=IF([.K32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39</text:p>
          </table:table-cell>
          <table:table-cell office:value-type="string">
            <text:p>AB/ 132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9" office:value-type="string">
            <text:p>5242098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527.11">
            <text:p>-527,11</text:p>
          </table:table-cell>
          <table:table-cell table:style-name="ce15" table:formula="of:=IF([.K321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7</text:p>
          </table:table-cell>
          <table:table-cell office:value-type="string">
            <text:p>F/ 1468</text:p>
          </table:table-cell>
          <table:table-cell table:style-name="ce7"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9" office:value-type="string">
            <text:p>52421546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586.94">
            <text:p>586,94</text:p>
          </table:table-cell>
          <table:table-cell table:style-name="ce15" table:formula="of:=IF([.K32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53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08.7">
            <text:p>608,70</text:p>
          </table:table-cell>
          <table:table-cell table:style-name="ce15" table:formula="of:=IF([.K32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03</text:p>
          </table:table-cell>
          <table:table-cell office:value-type="string">
            <text:p>F/ 1515</text:p>
          </table:table-cell>
          <table:table-cell table:style-name="ce7"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9" office:value-type="string">
            <text:p>5242280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24">
            <text:p>195,24</text:p>
          </table:table-cell>
          <table:table-cell table:style-name="ce15" table:formula="of:=IF([.K32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24</text:p>
          </table:table-cell>
          <table:table-cell office:value-type="string">
            <text:p>F/ 1869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9" office:value-type="string">
            <text:p>524228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95">
            <text:p>167,95</text:p>
          </table:table-cell>
          <table:table-cell table:style-name="ce15" table:formula="of:=IF([.K32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1</text:p>
          </table:table-cell>
          <table:table-cell office:value-type="string">
            <text:p>F/ 1569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9" office:value-type="string">
            <text:p>52422893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24.53">
            <text:p>824,53</text:p>
          </table:table-cell>
          <table:table-cell table:style-name="ce15" table:formula="of:=IF([.K32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6</text:p>
          </table:table-cell>
          <table:table-cell table:style-name="ce7" office:value-type="date" office:date-value="2009-07-15">
            <text:p>15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5">
            <text:p>72,75</text:p>
          </table:table-cell>
          <table:table-cell table:style-name="ce15" table:formula="of:=IF([.K32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F/ 1711</text:p>
          </table:table-cell>
          <table:table-cell table:style-name="ce7" office:value-type="date" office:date-value="2009-09-08">
            <text:p>08/09/09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8" office:value-type="string">
            <text:p>52423176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29">
            <text:p>335,29</text:p>
          </table:table-cell>
          <table:table-cell table:style-name="ce15" table:formula="of:=IF([.K32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87</text:p>
          </table:table-cell>
          <table:table-cell office:value-type="string">
            <text:p>F/ 1806</text:p>
          </table:table-cell>
          <table:table-cell table:style-name="ce7" office:value-type="date" office:date-value="2009-11-25">
            <text:p>25/11/09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9" office:value-type="string">
            <text:p>52423502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8.21">
            <text:p>98,21</text:p>
          </table:table-cell>
          <table:table-cell table:style-name="ce15" table:formula="of:=IF([.K32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03</text:p>
          </table:table-cell>
          <table:table-cell office:value-type="string">
            <text:p>AB/ 1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8" office:value-type="string">
            <text:p>5242371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17.81">
            <text:p>-217,81</text:p>
          </table:table-cell>
          <table:table-cell table:style-name="ce15" table:formula="of:=IF([.K330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9</text:p>
          </table:table-cell>
          <table:table-cell office:value-type="string">
            <text:p>F/ 1680</text:p>
          </table:table-cell>
          <table:table-cell table:style-name="ce7" office:value-type="date" office:date-value="2009-08-08">
            <text:p>08/08/0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9" office:value-type="string">
            <text:p>52423837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1.51">
            <text:p>111,51</text:p>
          </table:table-cell>
          <table:table-cell table:style-name="ce15" table:formula="of:=IF([.K33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73</text:p>
          </table:table-cell>
          <table:table-cell table:style-name="ce7"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15">
            <text:p>335,15</text:p>
          </table:table-cell>
          <table:table-cell table:style-name="ce15" table:formula="of:=IF([.K33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F/ 1560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9" office:value-type="string">
            <text:p>52424470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4.76">
            <text:p>164,76</text:p>
          </table:table-cell>
          <table:table-cell table:style-name="ce15" table:formula="of:=IF([.K33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F/ 1809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9" office:value-type="string">
            <text:p>52424492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5.31">
            <text:p>995,31</text:p>
          </table:table-cell>
          <table:table-cell table:style-name="ce15" table:formula="of:=IF([.K33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06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1.48">
            <text:p>1301,48</text:p>
          </table:table-cell>
          <table:table-cell table:style-name="ce15" table:formula="of:=IF([.K33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0</text:p>
          </table:table-cell>
          <table:table-cell office:value-type="string">
            <text:p>F/ 1863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9" office:value-type="string">
            <text:p>524248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54.23">
            <text:p>1654,23</text:p>
          </table:table-cell>
          <table:table-cell table:style-name="ce15" table:formula="of:=IF([.K33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4</text:p>
          </table:table-cell>
          <table:table-cell office:value-type="string">
            <text:p>F/ 1462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9" office:value-type="string">
            <text:p>524248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4.44">
            <text:p>1294,44</text:p>
          </table:table-cell>
          <table:table-cell table:style-name="ce15" table:formula="of:=IF([.K33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7</text:p>
          </table:table-cell>
          <table:table-cell office:value-type="string">
            <text:p>F/ 1738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9" office:value-type="string">
            <text:p>52425361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9.91">
            <text:p>159,91</text:p>
          </table:table-cell>
          <table:table-cell table:style-name="ce15" table:formula="of:=IF([.K33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F/ 1771</text:p>
          </table:table-cell>
          <table:table-cell table:style-name="ce7" office:value-type="date" office:date-value="2009-11-05">
            <text:p>05/11/09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8" office:value-type="string">
            <text:p>52425541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76.37">
            <text:p>776,37</text:p>
          </table:table-cell>
          <table:table-cell table:style-name="ce15" table:formula="of:=IF([.K33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7</text:p>
          </table:table-cell>
          <table:table-cell office:value-type="string">
            <text:p>F/ 1764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9" office:value-type="string">
            <text:p>5242555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03.88">
            <text:p>603,88</text:p>
          </table:table-cell>
          <table:table-cell table:style-name="ce15" table:formula="of:=IF([.K34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498</text:p>
          </table:table-cell>
          <table:table-cell table:style-name="ce7"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68">
            <text:p>329,68</text:p>
          </table:table-cell>
          <table:table-cell table:style-name="ce15" table:formula="of:=IF([.K34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88</text:p>
          </table:table-cell>
          <table:table-cell office:value-type="string">
            <text:p>F/ 1823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9" office:value-type="string">
            <text:p>52425907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48.63">
            <text:p>748,63</text:p>
          </table:table-cell>
          <table:table-cell table:style-name="ce15" table:formula="of:=IF([.K34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F/ 1471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9" office:value-type="string">
            <text:p>52425925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5.58">
            <text:p>635,58</text:p>
          </table:table-cell>
          <table:table-cell table:style-name="ce15" table:formula="of:=IF([.K34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F/ 1734</text:p>
          </table:table-cell>
          <table:table-cell table:style-name="ce7" office:value-type="date" office:date-value="2009-10-08">
            <text:p>08/10/09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9" office:value-type="string">
            <text:p>5242625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0.94">
            <text:p>330,94</text:p>
          </table:table-cell>
          <table:table-cell table:style-name="ce15" table:formula="of:=IF([.K34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7</text:p>
          </table:table-cell>
          <table:table-cell office:value-type="string">
            <text:p>F/ 1848</text:p>
          </table:table-cell>
          <table:table-cell table:style-name="ce7" office:value-type="date" office:date-value="2009-12-17">
            <text:p>17/12/09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9" office:value-type="string">
            <text:p>5242628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39">
            <text:p>82,39</text:p>
          </table:table-cell>
          <table:table-cell table:style-name="ce15" table:formula="of:=IF([.K34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58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3.38">
            <text:p>73,38</text:p>
          </table:table-cell>
          <table:table-cell table:style-name="ce15" table:formula="of:=IF([.K34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0</text:p>
          </table:table-cell>
          <table:table-cell office:value-type="string">
            <text:p>F/ 1585</text:p>
          </table:table-cell>
          <table:table-cell table:style-name="ce7" office:value-type="date" office:date-value="2009-04-25">
            <text:p>25/04/09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8" office:value-type="string">
            <text:p>52426968-U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1.93">
            <text:p>141,93</text:p>
          </table:table-cell>
          <table:table-cell table:style-name="ce15" table:formula="of:=IF([.K34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1</text:p>
          </table:table-cell>
          <table:table-cell office:value-type="string">
            <text:p>AB/ 124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9" office:value-type="string">
            <text:p>52427400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287.84">
            <text:p>-1287,84</text:p>
          </table:table-cell>
          <table:table-cell table:style-name="ce15" table:formula="of:=IF([.K348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8</text:p>
          </table:table-cell>
          <table:table-cell office:value-type="string">
            <text:p>F/ 1674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9" office:value-type="string">
            <text:p>524276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93">
            <text:p>196,93</text:p>
          </table:table-cell>
          <table:table-cell table:style-name="ce15" table:formula="of:=IF([.K34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2</text:p>
          </table:table-cell>
          <table:table-cell office:value-type="string">
            <text:p>F/ 1736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9" office:value-type="string">
            <text:p>5242795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25">
            <text:p>335,25</text:p>
          </table:table-cell>
          <table:table-cell table:style-name="ce15" table:formula="of:=IF([.K35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F/ 1686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9" office:value-type="string">
            <text:p>5242803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51.24">
            <text:p>951,24</text:p>
          </table:table-cell>
          <table:table-cell table:style-name="ce15" table:formula="of:=IF([.K35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61</text:p>
          </table:table-cell>
          <table:table-cell office:value-type="string">
            <text:p>F/ 1533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9" office:value-type="string">
            <text:p>52428036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8.2">
            <text:p>328,20</text:p>
          </table:table-cell>
          <table:table-cell table:style-name="ce15" table:formula="of:=IF([.K35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2</text:p>
          </table:table-cell>
          <table:table-cell office:value-type="string">
            <text:p>F/ 1664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9" office:value-type="string">
            <text:p>524280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59.19">
            <text:p>459,19</text:p>
          </table:table-cell>
          <table:table-cell table:style-name="ce15" table:formula="of:=IF([.K35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67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96.18">
            <text:p>196,18</text:p>
          </table:table-cell>
          <table:table-cell table:style-name="ce15" table:formula="of:=IF([.K35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5</text:p>
          </table:table-cell>
          <table:table-cell office:value-type="string">
            <text:p>F/ 1677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9" office:value-type="string">
            <text:p>52428345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48">
            <text:p>329,48</text:p>
          </table:table-cell>
          <table:table-cell table:style-name="ce15" table:formula="of:=IF([.K35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20</text:p>
          </table:table-cell>
          <table:table-cell office:value-type="string">
            <text:p>F/ 1550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9" office:value-type="string">
            <text:p>5242834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79.24">
            <text:p>579,24</text:p>
          </table:table-cell>
          <table:table-cell table:style-name="ce15" table:formula="of:=IF([.K35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7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73.54">
            <text:p>1473,54</text:p>
          </table:table-cell>
          <table:table-cell table:style-name="ce15" table:formula="of:=IF([.K35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07</text:p>
          </table:table-cell>
          <table:table-cell office:value-type="string">
            <text:p>F/ 1698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9" office:value-type="string">
            <text:p>52428434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2">
            <text:p>72,72</text:p>
          </table:table-cell>
          <table:table-cell table:style-name="ce15" table:formula="of:=IF([.K35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14</text:p>
          </table:table-cell>
          <table:table-cell office:value-type="string">
            <text:p>F/ 1546</text:p>
          </table:table-cell>
          <table:table-cell table:style-name="ce7"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9" office:value-type="string">
            <text:p>5242845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1.23">
            <text:p>441,23</text:p>
          </table:table-cell>
          <table:table-cell table:style-name="ce15" table:formula="of:=IF([.K35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2</text:p>
          </table:table-cell>
          <table:table-cell office:value-type="string">
            <text:p>F/ 1599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9" office:value-type="string">
            <text:p>5242859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27">
            <text:p>335,27</text:p>
          </table:table-cell>
          <table:table-cell table:style-name="ce15" table:formula="of:=IF([.K36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9</text:p>
          </table:table-cell>
          <table:table-cell office:value-type="string">
            <text:p>F/ 1553</text:p>
          </table:table-cell>
          <table:table-cell table:style-name="ce7" office:value-type="date" office:date-value="2009-04-05">
            <text:p>05/04/0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9" office:value-type="string">
            <text:p>52428600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14">
            <text:p>107,14</text:p>
          </table:table-cell>
          <table:table-cell table:style-name="ce15" table:formula="of:=IF([.K36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73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82">
            <text:p>72,82</text:p>
          </table:table-cell>
          <table:table-cell table:style-name="ce15" table:formula="of:=IF([.K36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3</text:p>
          </table:table-cell>
          <table:table-cell office:value-type="string">
            <text:p>F/ 1729</text:p>
          </table:table-cell>
          <table:table-cell table:style-name="ce7" office:value-type="date" office:date-value="2009-10-01">
            <text:p>01/10/09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8" office:value-type="string">
            <text:p>5242870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64.27">
            <text:p>264,27</text:p>
          </table:table-cell>
          <table:table-cell table:style-name="ce15" table:formula="of:=IF([.K36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4</text:p>
          </table:table-cell>
          <table:table-cell office:value-type="string">
            <text:p>F/ 1555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9" office:value-type="string">
            <text:p>524287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3.76">
            <text:p>93,76</text:p>
          </table:table-cell>
          <table:table-cell table:style-name="ce15" table:formula="of:=IF([.K36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68</text:p>
          </table:table-cell>
          <table:table-cell office:value-type="string">
            <text:p>F/ 1668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9" office:value-type="string">
            <text:p>52428795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0.92">
            <text:p>1290,92</text:p>
          </table:table-cell>
          <table:table-cell table:style-name="ce15" table:formula="of:=IF([.K36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78</text:p>
          </table:table-cell>
          <table:table-cell office:value-type="string">
            <text:p>F/ 1603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9" office:value-type="string">
            <text:p>5242885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6.95">
            <text:p>296,95</text:p>
          </table:table-cell>
          <table:table-cell table:style-name="ce15" table:formula="of:=IF([.K36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4</text:p>
          </table:table-cell>
          <table:table-cell office:value-type="string">
            <text:p>F/ 1704</text:p>
          </table:table-cell>
          <table:table-cell table:style-name="ce7"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9" office:value-type="string">
            <text:p>52428877-N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6.77">
            <text:p>146,77</text:p>
          </table:table-cell>
          <table:table-cell table:style-name="ce15" table:formula="of:=IF([.K36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18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0.44">
            <text:p>1310,44</text:p>
          </table:table-cell>
          <table:table-cell table:style-name="ce15" table:formula="of:=IF([.K36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0</text:p>
          </table:table-cell>
          <table:table-cell office:value-type="string">
            <text:p>F/ 1720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9" office:value-type="string">
            <text:p>524292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1.71">
            <text:p>91,71</text:p>
          </table:table-cell>
          <table:table-cell table:style-name="ce15" table:formula="of:=IF([.K36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1</text:p>
          </table:table-cell>
          <table:table-cell office:value-type="string">
            <text:p>F/ 1816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8" office:value-type="string">
            <text:p>5242941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0.3">
            <text:p>300,30</text:p>
          </table:table-cell>
          <table:table-cell table:style-name="ce15" table:formula="of:=IF([.K37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3</text:p>
          </table:table-cell>
          <table:table-cell office:value-type="string">
            <text:p>F/ 1642</text:p>
          </table:table-cell>
          <table:table-cell table:style-name="ce7" office:value-type="date" office:date-value="2009-06-20">
            <text:p>20/06/09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9" office:value-type="string">
            <text:p>5242976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75">
            <text:p>996,75</text:p>
          </table:table-cell>
          <table:table-cell table:style-name="ce15" table:formula="of:=IF([.K37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F/ 1812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9" office:value-type="string">
            <text:p>5308598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98">
            <text:p>321,98</text:p>
          </table:table-cell>
          <table:table-cell table:style-name="ce15" table:formula="of:=IF([.K37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6</text:p>
          </table:table-cell>
          <table:table-cell office:value-type="string">
            <text:p>F/ 1861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9" office:value-type="string">
            <text:p>53326297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82.7">
            <text:p>582,70</text:p>
          </table:table-cell>
          <table:table-cell table:style-name="ce15" table:formula="of:=IF([.K37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55</text:p>
          </table:table-cell>
          <table:table-cell office:value-type="string">
            <text:p>F/ 1739</text:p>
          </table:table-cell>
          <table:table-cell table:style-name="ce7" office:value-type="date" office:date-value="2009-10-15">
            <text:p>15/10/09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9" office:value-type="string">
            <text:p>5332646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1.7">
            <text:p>671,70</text:p>
          </table:table-cell>
          <table:table-cell table:style-name="ce15" table:formula="of:=IF([.K37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F/ 1737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9" office:value-type="string">
            <text:p>53326731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0.96">
            <text:p>220,96</text:p>
          </table:table-cell>
          <table:table-cell table:style-name="ce15" table:formula="of:=IF([.K37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F/ 1661</text:p>
          </table:table-cell>
          <table:table-cell table:style-name="ce7" office:value-type="date" office:date-value="2009-07-21">
            <text:p>21/07/09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9" office:value-type="string">
            <text:p>53326736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64">
            <text:p>185,64</text:p>
          </table:table-cell>
          <table:table-cell table:style-name="ce15" table:formula="of:=IF([.K37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3</text:p>
          </table:table-cell>
          <table:table-cell office:value-type="string">
            <text:p>F/ 1693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9" office:value-type="string">
            <text:p>53327414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9.57">
            <text:p>159,57</text:p>
          </table:table-cell>
          <table:table-cell table:style-name="ce15" table:formula="of:=IF([.K37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15</text:p>
          </table:table-cell>
          <table:table-cell office:value-type="string">
            <text:p>F/ 1628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9" office:value-type="string">
            <text:p>53328148-C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8">
            <text:p>159,38</text:p>
          </table:table-cell>
          <table:table-cell table:style-name="ce15" table:formula="of:=IF([.K37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846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3.85">
            <text:p>323,85</text:p>
          </table:table-cell>
          <table:table-cell table:style-name="ce15" table:formula="of:=IF([.K37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F/ 1844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9" office:value-type="string">
            <text:p>53328818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4.81">
            <text:p>294,81</text:p>
          </table:table-cell>
          <table:table-cell table:style-name="ce15" table:formula="of:=IF([.K38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AB/ 120</text:p>
          </table:table-cell>
          <table:table-cell table:style-name="ce7"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9" office:value-type="string">
            <text:p>533288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8.42">
            <text:p>-148,42</text:p>
          </table:table-cell>
          <table:table-cell table:style-name="ce15" table:formula="of:=IF([.K381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75</text:p>
          </table:table-cell>
          <table:table-cell office:value-type="string">
            <text:p>F/ 1524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9" office:value-type="string">
            <text:p>5332912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915.82">
            <text:p>915,82</text:p>
          </table:table-cell>
          <table:table-cell table:style-name="ce15" table:formula="of:=IF([.K38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65</text:p>
          </table:table-cell>
          <table:table-cell office:value-type="string">
            <text:p>F/ 1547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9" office:value-type="string">
            <text:p>53329219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44">
            <text:p>153,44</text:p>
          </table:table-cell>
          <table:table-cell table:style-name="ce15" table:formula="of:=IF([.K38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32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63">
            <text:p>318,63</text:p>
          </table:table-cell>
          <table:table-cell table:style-name="ce15" table:formula="of:=IF([.K38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1</text:p>
          </table:table-cell>
          <table:table-cell office:value-type="string">
            <text:p>F/ 1614</text:p>
          </table:table-cell>
          <table:table-cell table:style-name="ce7" office:value-type="date" office:date-value="2009-05-13">
            <text:p>13/05/09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9" office:value-type="string">
            <text:p>5332960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32">
            <text:p>162,32</text:p>
          </table:table-cell>
          <table:table-cell table:style-name="ce15" table:formula="of:=IF([.K38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68</text:p>
          </table:table-cell>
          <table:table-cell office:value-type="string">
            <text:p>F/ 148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9" office:value-type="string">
            <text:p>5333001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33.59">
            <text:p>433,59</text:p>
          </table:table-cell>
          <table:table-cell table:style-name="ce15" table:formula="of:=IF([.K38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2</text:p>
          </table:table-cell>
          <table:table-cell office:value-type="string">
            <text:p>F/ 1781</text:p>
          </table:table-cell>
          <table:table-cell table:style-name="ce7" office:value-type="date" office:date-value="2009-11-11">
            <text:p>11/11/09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9" office:value-type="string">
            <text:p>543215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8.39">
            <text:p>558,39</text:p>
          </table:table-cell>
          <table:table-cell table:style-name="ce15" table:formula="of:=IF([.K38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F/ 1458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9" office:value-type="string">
            <text:p>546744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58">
            <text:p>168,58</text:p>
          </table:table-cell>
          <table:table-cell table:style-name="ce15" table:formula="of:=IF([.K38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1</text:p>
          </table:table-cell>
          <table:table-cell office:value-type="string">
            <text:p>F/ 1688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9" office:value-type="string">
            <text:p>6929066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56.34">
            <text:p>1156,34</text:p>
          </table:table-cell>
          <table:table-cell table:style-name="ce15" table:formula="of:=IF([.K38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F/ 1721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9" office:value-type="string">
            <text:p>765432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9">
            <text:p>587,90</text:p>
          </table:table-cell>
          <table:table-cell table:style-name="ce15" table:formula="of:=IF([.K39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7</text:p>
          </table:table-cell>
          <table:table-cell office:value-type="string">
            <text:p>F/ 1876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9" office:value-type="string">
            <text:p>77317485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89">
            <text:p>318,89</text:p>
          </table:table-cell>
          <table:table-cell table:style-name="ce15" table:formula="of:=IF([.K39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22</text:p>
          </table:table-cell>
          <table:table-cell office:value-type="string">
            <text:p>F/ 1675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9" office:value-type="string">
            <text:p>7731750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45.27">
            <text:p>445,27</text:p>
          </table:table-cell>
          <table:table-cell table:style-name="ce15" table:formula="of:=IF([.K39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F/ 1588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9" office:value-type="string">
            <text:p>77317617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7.88">
            <text:p>647,88</text:p>
          </table:table-cell>
          <table:table-cell table:style-name="ce15" table:formula="of:=IF([.K39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745</text:p>
          </table:table-cell>
          <table:table-cell table:style-name="ce7" office:value-type="date" office:date-value="2009-10-21">
            <text:p>21/10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1.58">
            <text:p>301,58</text:p>
          </table:table-cell>
          <table:table-cell table:style-name="ce15" table:formula="of:=IF([.K39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1</text:p>
          </table:table-cell>
          <table:table-cell office:value-type="string">
            <text:p>F/ 1857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9" office:value-type="string">
            <text:p>7731762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4.82">
            <text:p>294,82</text:p>
          </table:table-cell>
          <table:table-cell table:style-name="ce15" table:formula="of:=IF([.K39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74</text:p>
          </table:table-cell>
          <table:table-cell office:value-type="string">
            <text:p>F/ 1514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8" office:value-type="string">
            <text:p>7731863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89.43">
            <text:p>189,43</text:p>
          </table:table-cell>
          <table:table-cell table:style-name="ce15" table:formula="of:=IF([.K39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91</text:p>
          </table:table-cell>
          <table:table-cell office:value-type="string">
            <text:p>F/ 1634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9" office:value-type="string">
            <text:p>77318673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26">
            <text:p>670,26</text:p>
          </table:table-cell>
          <table:table-cell table:style-name="ce15" table:formula="of:=IF([.K39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465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10.88">
            <text:p>1310,88</text:p>
          </table:table-cell>
          <table:table-cell table:style-name="ce15" table:formula="of:=IF([.K39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40</text:p>
          </table:table-cell>
          <table:table-cell office:value-type="string">
            <text:p>F/ 1554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9" office:value-type="string">
            <text:p>776138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4.14">
            <text:p>124,14</text:p>
          </table:table-cell>
          <table:table-cell table:style-name="ce15" table:formula="of:=IF([.K39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F/ 1794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9" office:value-type="string">
            <text:p>7761417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14.24">
            <text:p>614,24</text:p>
          </table:table-cell>
          <table:table-cell table:style-name="ce15" table:formula="of:=IF([.K40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81</text:p>
          </table:table-cell>
          <table:table-cell office:value-type="string">
            <text:p>F/ 1836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9" office:value-type="string">
            <text:p>7761417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8.21">
            <text:p>208,21</text:p>
          </table:table-cell>
          <table:table-cell table:style-name="ce15" table:formula="of:=IF([.K40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59</text:p>
          </table:table-cell>
          <table:table-cell office:value-type="string">
            <text:p>F/ 1682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9" office:value-type="string">
            <text:p>77741884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.01">
            <text:p>78,01</text:p>
          </table:table-cell>
          <table:table-cell table:style-name="ce15" table:formula="of:=IF([.K40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8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96">
            <text:p>325,96</text:p>
          </table:table-cell>
          <table:table-cell table:style-name="ce15" table:formula="of:=IF([.K40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F/ 1802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9" office:value-type="string">
            <text:p>777419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5.48">
            <text:p>155,48</text:p>
          </table:table-cell>
          <table:table-cell table:style-name="ce15" table:formula="of:=IF([.K40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73</text:p>
          </table:table-cell>
          <table:table-cell office:value-type="string">
            <text:p>F/ 1825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9" office:value-type="string">
            <text:p>777420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59.42">
            <text:p>759,42</text:p>
          </table:table-cell>
          <table:table-cell table:style-name="ce15" table:formula="of:=IF([.K40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F/ 1520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9" office:value-type="string">
            <text:p>7774201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09.57">
            <text:p>209,57</text:p>
          </table:table-cell>
          <table:table-cell table:style-name="ce15" table:formula="of:=IF([.K40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92</text:p>
          </table:table-cell>
          <table:table-cell office:value-type="string">
            <text:p>F/ 1799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9" office:value-type="string">
            <text:p>7929054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79.67">
            <text:p>279,67</text:p>
          </table:table-cell>
          <table:table-cell table:style-name="ce15" table:formula="of:=IF([.K40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3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59">
            <text:p>167,59</text:p>
          </table:table-cell>
          <table:table-cell table:style-name="ce15" table:formula="of:=IF([.K40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77</text:p>
          </table:table-cell>
          <table:table-cell office:value-type="string">
            <text:p>F/ 1778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9" office:value-type="string">
            <text:p>79290627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89.52">
            <text:p>289,52</text:p>
          </table:table-cell>
          <table:table-cell table:style-name="ce15" table:formula="of:=IF([.K40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1</text:p>
          </table:table-cell>
          <table:table-cell office:value-type="string">
            <text:p>F/ 1651</text:p>
          </table:table-cell>
          <table:table-cell table:style-name="ce7" office:value-type="date" office:date-value="2009-07-04">
            <text:p>04/07/09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9" office:value-type="string">
            <text:p>7929065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0.18">
            <text:p>80,18</text:p>
          </table:table-cell>
          <table:table-cell table:style-name="ce15" table:formula="of:=IF([.K41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58</text:p>
          </table:table-cell>
          <table:table-cell office:value-type="string">
            <text:p>F/ 1657</text:p>
          </table:table-cell>
          <table:table-cell table:style-name="ce7" office:value-type="date" office:date-value="2009-07-17">
            <text:p>17/07/09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8" office:value-type="string">
            <text:p>7929066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76">
            <text:p>648,76</text:p>
          </table:table-cell>
          <table:table-cell table:style-name="ce15" table:formula="of:=IF([.K41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292</text:p>
          </table:table-cell>
          <table:table-cell office:value-type="string">
            <text:p>F/ 1536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9" office:value-type="string">
            <text:p>7929066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6.34">
            <text:p>556,34</text:p>
          </table:table-cell>
          <table:table-cell table:style-name="ce15" table:formula="of:=IF([.K41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7</text:p>
          </table:table-cell>
          <table:table-cell office:value-type="string">
            <text:p>F/ 1527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9" office:value-type="string">
            <text:p>79290672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4">
            <text:p>82,40</text:p>
          </table:table-cell>
          <table:table-cell table:style-name="ce15" table:formula="of:=IF([.K41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41</text:p>
          </table:table-cell>
          <table:table-cell office:value-type="string">
            <text:p>F/ 1638</text:p>
          </table:table-cell>
          <table:table-cell table:style-name="ce7"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9" office:value-type="string">
            <text:p>792906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78">
            <text:p>670,78</text:p>
          </table:table-cell>
          <table:table-cell table:style-name="ce15" table:formula="of:=IF([.K41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2</text:p>
          </table:table-cell>
          <table:table-cell office:value-type="string">
            <text:p>F/ 1731</text:p>
          </table:table-cell>
          <table:table-cell table:style-name="ce7" office:value-type="date" office:date-value="2009-10-05">
            <text:p>05/10/09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9" office:value-type="string">
            <text:p>81063922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4.29">
            <text:p>234,29</text:p>
          </table:table-cell>
          <table:table-cell table:style-name="ce15" table:formula="of:=IF([.K41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1</text:p>
          </table:table-cell>
          <table:table-cell office:value-type="string">
            <text:p>F/ 1454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9" office:value-type="string">
            <text:p>81210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style-name="ce15" table:formula="of:=IF([.K41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2</text:p>
          </table:table-cell>
          <table:table-cell table:style-name="ce7" office:value-type="date" office:date-value="2009-07-07">
            <text:p>07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9.11">
            <text:p>319,11</text:p>
          </table:table-cell>
          <table:table-cell table:style-name="ce15" table:formula="of:=IF([.K41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3</text:p>
          </table:table-cell>
          <table:table-cell table:style-name="ce7" office:value-type="date" office:date-value="2009-10-07">
            <text:p>07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96.86">
            <text:p>496,86</text:p>
          </table:table-cell>
          <table:table-cell table:style-name="ce15" table:formula="of:=IF([.K41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51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84.74">
            <text:p>284,74</text:p>
          </table:table-cell>
          <table:table-cell table:style-name="ce15" table:formula="of:=IF([.K41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98</text:p>
          </table:table-cell>
          <table:table-cell office:value-type="string">
            <text:p>F/ 1805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9" office:value-type="string">
            <text:p>8140894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06">
            <text:p>638,06</text:p>
          </table:table-cell>
          <table:table-cell table:style-name="ce15" table:formula="of:=IF([.K42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1</text:p>
          </table:table-cell>
          <table:table-cell office:value-type="string">
            <text:p>F/ 1707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9" office:value-type="string">
            <text:p>8160748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93.46">
            <text:p>393,46</text:p>
          </table:table-cell>
          <table:table-cell table:style-name="ce15" table:formula="of:=IF([.K42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16</text:p>
          </table:table-cell>
          <table:table-cell table:style-name="ce7" office:value-type="date" office:date-value="2009-09-14">
            <text:p>14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34">
            <text:p>112,34</text:p>
          </table:table-cell>
          <table:table-cell table:style-name="ce15" table:formula="of:=IF([.K42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29</text:p>
          </table:table-cell>
          <table:table-cell office:value-type="string">
            <text:p>F/ 1620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9" office:value-type="string">
            <text:p>8160965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7.64">
            <text:p>287,64</text:p>
          </table:table-cell>
          <table:table-cell table:style-name="ce15" table:formula="of:=IF([.K42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24</text:p>
          </table:table-cell>
          <table:table-cell office:value-type="string">
            <text:p>F/ 1702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9" office:value-type="string">
            <text:p>8164804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9">
            <text:p>319,09</text:p>
          </table:table-cell>
          <table:table-cell table:style-name="ce15" table:formula="of:=IF([.K42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2</text:p>
          </table:table-cell>
          <table:table-cell office:value-type="string">
            <text:p>F/ 1859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9" office:value-type="string">
            <text:p>81660988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1.4">
            <text:p>161,40</text:p>
          </table:table-cell>
          <table:table-cell table:style-name="ce15" table:formula="of:=IF([.K42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86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75.64">
            <text:p>875,64</text:p>
          </table:table-cell>
          <table:table-cell table:style-name="ce15" table:formula="of:=IF([.K42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35</text:p>
          </table:table-cell>
          <table:table-cell office:value-type="string">
            <text:p>F/ 1576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9" office:value-type="string">
            <text:p>81723637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9.93">
            <text:p>389,93</text:p>
          </table:table-cell>
          <table:table-cell table:style-name="ce15" table:formula="of:=IF([.K42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7</text:p>
          </table:table-cell>
          <table:table-cell office:value-type="string">
            <text:p>F/ 1759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9" office:value-type="string">
            <text:p>8175700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13">
            <text:p>332,13</text:p>
          </table:table-cell>
          <table:table-cell table:style-name="ce15" table:formula="of:=IF([.K42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53</text:p>
          </table:table-cell>
          <table:table-cell office:value-type="string">
            <text:p>F/ 1563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9" office:value-type="string">
            <text:p>81773033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8.12">
            <text:p>768,12</text:p>
          </table:table-cell>
          <table:table-cell table:style-name="ce15" table:formula="of:=IF([.K42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44</text:p>
          </table:table-cell>
          <table:table-cell table:style-name="ce7" office:value-type="date" office:date-value="2009-06-29">
            <text:p>29/06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1.16">
            <text:p>161,16</text:p>
          </table:table-cell>
          <table:table-cell table:style-name="ce15" table:formula="of:=IF([.K43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72</text:p>
          </table:table-cell>
          <table:table-cell office:value-type="string">
            <text:p>F/ 1592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9" office:value-type="string">
            <text:p>81804910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86">
            <text:p>155,86</text:p>
          </table:table-cell>
          <table:table-cell table:style-name="ce15" table:formula="of:=IF([.K43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F/ 1774</text:p>
          </table:table-cell>
          <table:table-cell table:style-name="ce7" office:value-type="date" office:date-value="2009-11-07">
            <text:p>07/11/09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9" office:value-type="string">
            <text:p>8180525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18">
            <text:p>671,18</text:p>
          </table:table-cell>
          <table:table-cell table:style-name="ce15" table:formula="of:=IF([.K43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F/ 1525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9" office:value-type="string">
            <text:p>8180559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57.31">
            <text:p>857,31</text:p>
          </table:table-cell>
          <table:table-cell table:style-name="ce15" table:formula="of:=IF([.K43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0</text:p>
          </table:table-cell>
          <table:table-cell office:value-type="string">
            <text:p>F/ 1871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9" office:value-type="string">
            <text:p>8180565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11">
            <text:p>498,11</text:p>
          </table:table-cell>
          <table:table-cell table:style-name="ce15" table:formula="of:=IF([.K43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26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4.28">
            <text:p>634,28</text:p>
          </table:table-cell>
          <table:table-cell table:style-name="ce15" table:formula="of:=IF([.K43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F/ 1743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9" office:value-type="string">
            <text:p>8180706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43.76">
            <text:p>743,76</text:p>
          </table:table-cell>
          <table:table-cell table:style-name="ce15" table:formula="of:=IF([.K43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47</text:p>
          </table:table-cell>
          <table:table-cell office:value-type="string">
            <text:p>F/ 1593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9" office:value-type="string">
            <text:p>8180729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5.73">
            <text:p>105,73</text:p>
          </table:table-cell>
          <table:table-cell table:style-name="ce15" table:formula="of:=IF([.K43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3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97">
            <text:p>152,97</text:p>
          </table:table-cell>
          <table:table-cell table:style-name="ce15" table:formula="of:=IF([.K43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F/ 1827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9" office:value-type="string">
            <text:p>8180740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74">
            <text:p>223,74</text:p>
          </table:table-cell>
          <table:table-cell table:style-name="ce15" table:formula="of:=IF([.K43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33</text:p>
          </table:table-cell>
          <table:table-cell office:value-type="string">
            <text:p>F/ 1763</text:p>
          </table:table-cell>
          <table:table-cell table:style-name="ce7" office:value-type="date" office:date-value="2009-11-01">
            <text:p>01/11/09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9" office:value-type="string">
            <text:p>8180836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69.88">
            <text:p>869,88</text:p>
          </table:table-cell>
          <table:table-cell table:style-name="ce15" table:formula="of:=IF([.K44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04</text:p>
          </table:table-cell>
          <table:table-cell office:value-type="string">
            <text:p>F/ 1828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9" office:value-type="string">
            <text:p>8181116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7">
            <text:p>335,67</text:p>
          </table:table-cell>
          <table:table-cell table:style-name="ce15" table:formula="of:=IF([.K44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47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67.62">
            <text:p>367,62</text:p>
          </table:table-cell>
          <table:table-cell table:style-name="ce15" table:formula="of:=IF([.K44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40</text:p>
          </table:table-cell>
          <table:table-cell office:value-type="string">
            <text:p>F/ 1755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9" office:value-type="string">
            <text:p>83323717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2.52">
            <text:p>112,52</text:p>
          </table:table-cell>
          <table:table-cell table:style-name="ce15" table:formula="of:=IF([.K44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394</text:p>
          </table:table-cell>
          <table:table-cell office:value-type="string">
            <text:p>F/ 1725</text:p>
          </table:table-cell>
          <table:table-cell table:style-name="ce7" office:value-type="date" office:date-value="2009-09-26">
            <text:p>26/09/09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9" office:value-type="string">
            <text:p>8332621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07.52">
            <text:p>407,52</text:p>
          </table:table-cell>
          <table:table-cell table:style-name="ce15" table:formula="of:=IF([.K44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55</text:p>
          </table:table-cell>
          <table:table-cell office:value-type="string">
            <text:p>AB/ 147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9" office:value-type="string">
            <text:p>8333847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87.64">
            <text:p>-487,64</text:p>
          </table:table-cell>
          <table:table-cell table:style-name="ce15" table:formula="of:=IF([.K445]&gt;0;&quot;Factures&quot;;&quot;Abonaments&quot;)" office:value-type="string" office:string-value="Abonaments">
            <text:p>Abonament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37</text:p>
          </table:table-cell>
          <table:table-cell office:value-type="string">
            <text:p>F/ 1835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9" office:value-type="string">
            <text:p>833384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1.42">
            <text:p>311,42</text:p>
          </table:table-cell>
          <table:table-cell table:style-name="ce15" table:formula="of:=IF([.K44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14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35.82">
            <text:p>935,82</text:p>
          </table:table-cell>
          <table:table-cell table:style-name="ce15" table:formula="of:=IF([.K44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77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12.34">
            <text:p>812,34</text:p>
          </table:table-cell>
          <table:table-cell table:style-name="ce15" table:formula="of:=IF([.K448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96</text:p>
          </table:table-cell>
          <table:table-cell office:value-type="string">
            <text:p>F/ 1703</text:p>
          </table:table-cell>
          <table:table-cell table:style-name="ce7" office:value-type="date" office:date-value="2009-08-28">
            <text:p>28/08/09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9" office:value-type="string">
            <text:p>8334565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8.8">
            <text:p>168,80</text:p>
          </table:table-cell>
          <table:table-cell table:style-name="ce15" table:formula="of:=IF([.K449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585</text:p>
          </table:table-cell>
          <table:table-cell office:value-type="string">
            <text:p>F/ 1532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9" office:value-type="string">
            <text:p>8334569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9.42">
            <text:p>449,42</text:p>
          </table:table-cell>
          <table:table-cell table:style-name="ce15" table:formula="of:=IF([.K450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18</text:p>
          </table:table-cell>
          <table:table-cell office:value-type="string">
            <text:p>F/ 1513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9" office:value-type="string">
            <text:p>83348927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58.24">
            <text:p>958,24</text:p>
          </table:table-cell>
          <table:table-cell table:style-name="ce15" table:formula="of:=IF([.K451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4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4.34">
            <text:p>494,34</text:p>
          </table:table-cell>
          <table:table-cell table:style-name="ce15" table:formula="of:=IF([.K452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692</text:p>
          </table:table-cell>
          <table:table-cell office:value-type="string">
            <text:p>F/ 148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9" office:value-type="string">
            <text:p>8335202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99">
            <text:p>167,99</text:p>
          </table:table-cell>
          <table:table-cell table:style-name="ce15" table:formula="of:=IF([.K453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443</text:p>
          </table:table-cell>
          <table:table-cell office:value-type="string">
            <text:p>F/ 1779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9" office:value-type="string">
            <text:p>833525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2.14">
            <text:p>782,14</text:p>
          </table:table-cell>
          <table:table-cell table:style-name="ce15" table:formula="of:=IF([.K454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F/ 1587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9" office:value-type="string">
            <text:p>83352529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44">
            <text:p>321,44</text:p>
          </table:table-cell>
          <table:table-cell table:style-name="ce15" table:formula="of:=IF([.K455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04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8.29">
            <text:p>598,29</text:p>
          </table:table-cell>
          <table:table-cell table:style-name="ce15" table:formula="of:=IF([.K456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<text:s text:c="7"/>704</text:p>
          </table:table-cell>
          <table:table-cell office:value-type="string">
            <text:p>F/ 1608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9" office:value-type="string">
            <text:p>83354723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7.36">
            <text:p>297,36</text:p>
          </table:table-cell>
          <table:table-cell table:style-name="ce15" table:formula="of:=IF([.K457]&gt;0;&quot;Factures&quot;;&quot;Abonaments&quot;)" office:value-type="string" office:string-value="Factures">
            <text:p>Factures</text:p>
          </table:table-cell>
          <table:table-cell table:number-columns-repeated="1011"/>
        </table:table-row>
        <table:table-row table:style-name="ro1" table:number-rows-repeated="650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compte" table:style-name="ta1" table:print="false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Filt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string">
            <text:p>documents</text:p>
          </table:table-cell>
          <table:table-cell table:style-name="ce20"/>
        </table:table-row>
        <table:table-row table:style-name="ro1">
          <table:table-cell table:style-name="ce17" office:value-type="string">
            <text:p>Abonaments</text:p>
          </table:table-cell>
          <table:table-cell table:style-name="ce21" office:value-type="float" office:value="31">
            <text:p>31</text:p>
          </table:table-cell>
        </table:table-row>
        <table:table-row table:style-name="ro1">
          <table:table-cell table:style-name="ce18" office:value-type="string">
            <text:p>Factures</text:p>
          </table:table-cell>
          <table:table-cell table:style-name="ce22" office:value-type="float" office:value="425">
            <text:p>425</text:p>
          </table:table-cell>
        </table:table-row>
        <table:table-row table:style-name="ro1">
          <table:table-cell table:style-name="ce19" office:value-type="string">
            <text:p>Total Resultat</text:p>
          </table:table-cell>
          <table:table-cell table:style-name="ce23" office:value-type="float" office:value="456">
            <text:p>456</text:p>
          </table:table-cell>
        </table:table-row>
      </table:table>
      <table:table table:name="Sumes" table:style-name="ta1" table:print="false">
        <office:forms form:automatic-focus="false" form:apply-design-mode="false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Filt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6" office:value-type="string">
            <text:p>documents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17" office:value-type="string">
            <text:p>Abonaments</text:p>
          </table:table-cell>
          <table:table-cell table:style-name="ce24" office:value-type="float" office:value="-13982.88">
            <text:p>-13.982,88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Factures</text:p>
          </table:table-cell>
          <table:table-cell table:style-name="ce25" office:value-type="float" office:value="186576.22">
            <text:p>186.576,22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Total Resultat</text:p>
          </table:table-cell>
          <table:table-cell table:style-name="ce26" office:value-type="float" office:value="172593.34">
            <text:p>172.593,3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6" office:value-type="string">
            <text:p>documents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17" office:value-type="string">
            <text:p>Abonaments</text:p>
          </table:table-cell>
          <table:table-cell table:style-name="ce27" office:value-type="currency" office:currency="EUR" office:value="-13982.88">
            <text:p>-13.982,88 €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Factures</text:p>
          </table:table-cell>
          <table:table-cell table:style-name="ce28" office:value-type="currency" office:currency="EUR" office:value="186576.22">
            <text:p>186.576,22 €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Total Resultat</text:p>
          </table:table-cell>
          <table:table-cell table:style-name="ce29" office:value-type="currency" office:currency="EUR" office:value="172593.34">
            <text:p>172.593,34 €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Sumes.E31" table:end-x="1.513cm" table:end-y="0.157cm" draw:z-index="0" draw:style-name="gr1" svg:width="10.981cm" svg:height="7.071cm" svg:x="0cm" svg:y="0.312cm">
              <draw:object draw:notify-on-update-of-ranges="Sumes.A10:Sumes.A11 Sumes.B10:Sumes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Full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ull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Recompte.A1:Recompte.B6" table:buttons="Recompte.A1 Recompte.A3">
          <table:source-cell-range table:cell-range-address="Facturació.A1:Facturació.L457"/>
          <table:data-pilot-field table:source-field-name="document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ocuments" table:orientation="data" table:used-hierarchy="-1" table:function="count">
            <table:data-pilot-level table:show-empty="true"/>
          </table:data-pilot-field>
        </table:data-pilot-table>
        <table:data-pilot-table table:name="DataPilot2" table:application-data="" table:target-range-address="Sumes.A1:Sumes.B6" table:buttons="Sumes.A1 Sumes.A3">
          <table:source-cell-range table:cell-range-address="Facturació.A1:Facturació.L457"/>
          <table:data-pilot-field table:source-field-name="document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mpor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nada_20_del_20_DataPilot" style:display-name="Cantonada del DataPilot" style:family="table-cell" style:parent-style-name="Default"/>
    <style:style style:name="Valor_20_del_20_DataPilot" style:display-name="Valor del DataPilot" style:family="table-cell" style:parent-style-name="Default"/>
    <style:style style:name="Camp_20_del_20_DataPilot" style:display-name="Camp del DataPilot" style:family="table-cell" style:parent-style-name="Default"/>
    <style:style style:name="Categoria_20_del_20_DataPilot" style:display-name="Categoria del DataPilot" style:family="table-cell" style:parent-style-name="Default">
      <style:table-cell-properties style:text-align-source="fix" style:repeat-content="false"/>
      <style:paragraph-properties fo:text-align="start"/>
    </style:style>
    <style:style style:name="Títol_20_del_20_DataPilot" style:display-name="Títol del DataPil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t_20_del_20_DataPilot" style:display-name="Resultat del DataPil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21:45:2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 Antònia Rossell</meta:initial-creator>
    <meta:creation-date>2009-11-02T21:45:19.18</meta:creation-date>
    <dc:language>ca-ES</dc:language>
    <meta:editing-cycles>2</meta:editing-cycles>
    <meta:editing-duration>PT00H00M26S</meta:editing-duration>
    <dc:date>2009-11-02T21:45:23.70</dc:date>
    <dc:creator>M Antònia Rossell</dc:creator>
    <meta:document-statistic meta:table-count="6" meta:cell-count="5507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text-properties fo:font-size="15pt" style:font-size-asian="13pt" style:font-size-complex="13pt"/>
    </style:style>
    <style:style style:name="ch3" style:family="chart">
      <style:graphic-properties draw:stroke="solid" svg:stroke-color="#000000" draw:fill="none" draw:fill-color="#e6e6e6"/>
      <style:text-properties fo:font-size="10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ff0000" dr3d:edge-rounding="0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dc2300"/>
    </style:style>
    <style:style style:name="ch10" style:family="chart">
      <style:chart-properties chart:solid-type="cuboid"/>
      <style:graphic-properties draw:fill-color="#0000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982cm" svg:height="7.072cm" chart:class="chart:circle" chart:style-name="ch1">
        <chart:title svg:x="4.604cm" svg:y="0.143cm" chart:style-name="ch2">
          <text:p>Imports</text:p>
        </chart:title>
        <chart:legend chart:legend-position="end" svg:x="8.02cm" svg:y="2.925cm" chart:style-name="ch3"/>
        <chart:plot-area chart:style-name="ch4" table:cell-range-address="Sumes.A10:Sumes.B11" chart:data-source-has-labels="column" svg:x="0.219cm" svg:y="0.892cm" svg:width="7.583cm" svg:height="5.898cm">
          <chart:axis chart:dimension="x" chart:name="primary-x" chart:style-name="ch5">
            <chart:categories table:cell-range-address="Sumes.A10:Sume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es.B10:Sumes.B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Sumes.A10:Sumes.A11">Abonaments</text:p>
              </table:table-cell>
              <table:table-cell office:value-type="float" office:value="-13982.88">
                <text:p text:id="Sumes.B10:Sumes.B11">-13982.88</text:p>
              </table:table-cell>
            </table:table-row>
            <table:table-row>
              <table:table-cell office:value-type="string">
                <text:p>Factures</text:p>
              </table:table-cell>
              <table:table-cell office:value-type="float" office:value="186576.22">
                <text:p>18657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